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3.7445in"/>
    </style:style>
    <style:style style:name="co3" style:family="table-column">
      <style:table-column-properties fo:break-before="auto" style:column-width="2.1598in"/>
    </style:style>
    <style:style style:name="co4" style:family="table-column">
      <style:table-column-properties fo:break-before="auto" style:column-width="3.7618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4.5264in"/>
    </style:style>
    <style:style style:name="co8" style:family="table-column">
      <style:table-column-properties fo:break-before="auto" style:column-width="5.9098in"/>
    </style:style>
    <style:style style:name="co9" style:family="table-column">
      <style:table-column-properties fo:break-before="auto" style:column-width="0.8335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9783in" fo:break-before="auto" style:use-optimal-row-height="false"/>
    </style:style>
    <style:style style:name="ro3" style:family="table-row">
      <style:table-row-properties style:row-height="1.3in" fo:break-before="auto" style:use-optimal-row-height="false"/>
    </style:style>
    <style:style style:name="ro4" style:family="table-row">
      <style:table-row-properties style:row-height="1.3472in" fo:break-before="auto" style:use-optimal-row-height="false"/>
    </style:style>
    <style:style style:name="ro5" style:family="table-row">
      <style:table-row-properties style:row-height="2.1193in" fo:break-before="auto" style:use-optimal-row-height="false"/>
    </style:style>
    <style:style style:name="ro6" style:family="table-row">
      <style:table-row-properties style:row-height="1.9874in" fo:break-before="auto" style:use-optimal-row-height="false"/>
    </style:style>
    <style:style style:name="ro7" style:family="table-row">
      <style:table-row-properties style:row-height="1.3846in" fo:break-before="auto" style:use-optimal-row-height="false"/>
    </style:style>
    <style:style style:name="ro8" style:family="table-row">
      <style:table-row-properties style:row-height="0.7252in" fo:break-before="auto" style:use-optimal-row-height="false"/>
    </style:style>
    <style:style style:name="ro9" style:family="table-row">
      <style:table-row-properties style:row-height="1.3189in" fo:break-before="auto" style:use-optimal-row-height="false"/>
    </style:style>
    <style:style style:name="ro10" style:family="table-row">
      <style:table-row-properties style:row-height="1.95in" fo:break-before="auto" style:use-optimal-row-height="false"/>
    </style:style>
    <style:style style:name="ro11" style:family="table-row">
      <style:table-row-properties style:row-height="1.1866in" fo:break-before="auto" style:use-optimal-row-height="false"/>
    </style:style>
    <style:style style:name="ro12" style:family="table-row">
      <style:table-row-properties style:row-height="1.3283in" fo:break-before="auto" style:use-optimal-row-height="false"/>
    </style:style>
    <style:style style:name="ro13" style:family="table-row">
      <style:table-row-properties style:row-height="0.678in" fo:break-before="auto" style:use-optimal-row-height="false"/>
    </style:style>
    <style:style style:name="ro14" style:family="table-row">
      <style:table-row-properties style:row-height="2.0161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1.4134in" fo:break-before="auto" style:use-optimal-row-height="false"/>
    </style:style>
    <style:style style:name="ro17" style:family="table-row">
      <style:table-row-properties style:row-height="1.4882in" fo:break-before="auto" style:use-optimal-row-height="false"/>
    </style:style>
    <style:style style:name="ro18" style:family="table-row">
      <style:table-row-properties style:row-height="0.9228in" fo:break-before="auto" style:use-optimal-row-height="fals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1764in" fo:break-before="auto" style:use-optimal-row-height="false"/>
    </style:style>
    <style:style style:name="ro21" style:family="table-row">
      <style:table-row-properties style:row-height="1.8008in" fo:break-before="auto" style:use-optimal-row-height="false"/>
    </style:style>
    <style:style style:name="ro22" style:family="table-row">
      <style:table-row-properties style:row-height="0.3929in" fo:break-before="auto" style:use-optimal-row-height="false"/>
    </style:style>
    <style:style style:name="ro23" style:family="table-row">
      <style:table-row-properties style:row-height="0.402in" fo:break-before="auto" style:use-optimal-row-height="false"/>
    </style:style>
    <style:style style:name="ro24" style:family="table-row">
      <style:table-row-properties style:row-height="0.5362in" fo:break-before="auto" style:use-optimal-row-height="false"/>
    </style:style>
    <style:style style:name="ro25" style:family="table-row">
      <style:table-row-properties style:row-height="0.5602in" fo:break-before="auto" style:use-optimal-row-height="false"/>
    </style:style>
    <style:style style:name="ro26" style:family="table-row">
      <style:table-row-properties style:row-height="0.4264in" fo:break-before="auto" style:use-optimal-row-height="false"/>
    </style:style>
    <style:style style:name="ro27" style:family="table-row">
      <style:table-row-properties style:row-height="1.7618in" fo:break-before="auto" style:use-optimal-row-height="false"/>
    </style:style>
    <style:style style:name="ro28" style:family="table-row">
      <style:table-row-properties style:row-height="0.6217in" fo:break-before="auto" style:use-optimal-row-height="false"/>
    </style:style>
    <style:style style:name="ro29" style:family="table-row">
      <style:table-row-properties style:row-height="0.7902in" fo:break-before="auto" style:use-optimal-row-height="false"/>
    </style:style>
    <style:style style:name="ro30" style:family="table-row">
      <style:table-row-properties style:row-height="0.6602in" fo:break-before="auto" style:use-optimal-row-height="false"/>
    </style:style>
    <style:style style:name="ro31" style:family="table-row">
      <style:table-row-properties style:row-height="1.8862in" fo:break-before="auto" style:use-optimal-row-height="true"/>
    </style:style>
    <style:style style:name="ro3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da7d8" style:text-align-source="fix" style:repeat-content="false" style:vertical-align="automatic"/>
      <style:paragraph-properties fo:text-align="center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7da7d8" style:text-align-source="fix" style:repeat-content="false" style:vertical-align="automatic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Liberation Sans1" fo:font-size="10pt" style:font-name-asian="Liberation Sans" style:font-size-asian="10pt" style:font-name-complex="Liberation Sans" style:font-size-complex="10pt"/>
    </style:style>
    <style:style style:name="ce11" style:family="table-cell" style:parent-style-name="Default" style:data-style-name="N0">
      <style:table-cell-properties fo:background-color="#7da7d8" style:text-align-source="fix" style:repeat-content="false" style:vertical-align="automatic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9" style:family="table-cell" style:parent-style-name="Default" style:data-style-name="N0"/>
    <style:style style:name="ce37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ce16" style:family="table-cell" style:parent-style-name="Default" style:data-style-name="N0">
      <style:table-cell-properties fo:background-color="#7da7d8" style:text-align-source="fix" style:repeat-content="false" style:vertical-align="automatic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in"/>
      <style:text-properties fo:color="#000000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wrap-option="wrap" style:vertical-align="automatic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44" style:family="table-cell" style:parent-style-name="Default" style:data-style-name="N0">
      <style:text-properties fo:font-size="10pt" style:font-size-asian="10pt" style:font-size-complex="10pt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transparent" style:vertical-align="automatic"/>
      <style:text-properties fo:color="#000000" style:font-name="Liberation Sans" fo:font-size="10pt" style:font-name-asian="Calibri" style:font-size-asian="10pt" style:font-name-complex="Calibri" style:font-size-complex="10pt"/>
    </style:style>
    <style:style style:name="ce23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4"/>
        <table:table-column table:style-name="co3" table:default-cell-style-name="ce4"/>
        <table:table-column table:style-name="co4" table:default-cell-style-name="ce39"/>
        <table:table-column table:style-name="co5" table:default-cell-style-name="ce19"/>
        <table:table-column table:style-name="co6" table:default-cell-style-name="ce34"/>
        <table:table-column table:style-name="co7" table:default-cell-style-name="ce44"/>
        <table:table-column table:style-name="co8" table:default-cell-style-name="ce47"/>
        <table:table-column table:style-name="co9" table:default-cell-style-name="ce39"/>
        <table:table-column table:style-name="co10" table:number-columns-repeated="1015" table:default-cell-style-name="ce39"/>
        <table:table-row table:style-name="ro1">
          <table:table-cell table:style-name="ce1"/>
          <table:table-cell table:style-name="ce7" office:value-type="string" calcext:value-type="string">
            <text:p>ORGANIZERS</text:p>
          </table:table-cell>
          <table:table-cell table:style-name="ce11" office:value-type="string" calcext:value-type="string">
            <text:p>E-MAIL</text:p>
          </table:table-cell>
          <table:table-cell table:style-name="ce11" office:value-type="string" calcext:value-type="string">
            <text:p>TITLE</text:p>
          </table:table-cell>
          <table:table-cell table:style-name="ce16"/>
          <table:table-cell table:style-name="ce11" office:value-type="string" calcext:value-type="string">
            <text:p># BLOCKS</text:p>
          </table:table-cell>
          <table:table-cell table:style-name="ce11" office:value-type="string" calcext:value-type="string">
            <text:p>SPEAKERS</text:p>
          </table:table-cell>
          <table:table-cell table:style-name="ce11" office:value-type="string" calcext:value-type="string">
            <text:p>DESCRIPTION</text:p>
          </table:table-cell>
          <table:table-cell table:style-name="ce11"/>
          <table:table-cell table:style-name="ce1" table:number-columns-repeated="1015"/>
        </table:table-row>
        <table:table-row table:style-name="ro2">
          <table:table-cell office:value-type="string" calcext:value-type="string">
            <text:p>MS 01</text:p>
          </table:table-cell>
          <table:table-cell office:value-type="string" calcext:value-type="string">
            <text:p>Melody Alsaker, Gonzaga University, USA;</text:p>
            <text:p>Siiri Rautio, University of Helsinki, Finland</text:p>
          </table:table-cell>
          <table:table-cell office:value-type="string" calcext:value-type="string">
            <text:p>&lt;melody.alsaker@gmail.com&gt;</text:p>
            <text:p>&lt;siiri.rautio@helsinki.fi&gt;</text:p>
          </table:table-cell>
          <table:table-cell table:style-name="ce36" office:value-type="string" calcext:value-type="string">
            <text:p>Celebrating Diversity in Inverse Problems</text:p>
          </table:table-cell>
          <table:table-cell table:style-name="ce18"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7">Melody Alsaker, Gonzaga University, USA, 1</text:span></text:p>
            <text:p><text:span text:style-name="T7">Siiri Rautio, University of Helsinki, Finland, 1</text:span></text:p>
            <text:p><text:span text:style-name="T7">Malena Español, Arizona State University, USA, 1</text:span></text:p>
            <text:p><text:span text:style-name="T7">Isaac Harris, Purdue University, USA, 1</text:span></text:p>
            <text:p><text:span text:style-name="T7">Akari Ishida, Nagoya University, Japan, 1</text:span></text:p>
            <text:p><text:span text:style-name="T7">Emilia Blasten, LUT University, Finland, 1</text:span></text:p>
            <text:p><text:span text:style-name="T7">Juan Pablo Agnelli, National University of Córdoba, Argentina, 1</text:span></text:p>
            <text:p><text:span text:style-name="T7">Amal Alghamdi, Technical University of Denmark, Denmark, 1</text:span></text:p>
            <text:p><text:span text:style-name="T7">Aseel Titi, Johns Hopkins University, USA, 1</text:span></text:p>
            <text:p><text:span text:style-name="T7">Meri Laurikainen, University of Helsinki, Finland, 1</text:span></text:p>
            <text:p><text:span text:style-name="T7">Fernando Moura, Federal University of ABC, Brazil, 1</text:span></text:p>
            <text:p><text:span text:style-name="T7">Ratna Khatri, U.S. Naval Research Laboratory, USA, 1</text:span></text:p>
          </table:table-cell>
          <table:table-cell table:style-name="ce4" office:value-type="string" calcext:value-type="string">
            <text:p>All are welcome to attend this minisymposium, which will</text:p>
            <text:p>celebrate both the scholarship and diversity of the global</text:p>
            <text:p>Inverse Problems community. We seek to highlight and unite</text:p>
            <text:p>researchers from groups which have been historically</text:p>
            <text:p>underrepresented, under-recognized, and marginalized within</text:p>
            <text:p>the STEM community. This includes (but is not limited to)</text:p>
            <text:p>women, people of color, members of the LGBTQIA+ community,</text:p>
            <text:p>and those from developing countries. The speaking lineup</text:p>
            <text:p>will include scholars from around the world and in many</text:p>
            <text:p>different career stages, all brought together by their</text:p>
            <text:p>shared dedication to inverse problems research. This session</text:p>
            <text:p>will serve as an opportunity to recognize both the scholarly</text:p>
            <text:p>achievements and unique struggles of diverse scholars. In</text:p>
            <text:p>addition to presentations of exciting recent research</text:p>
            <text:p>achievements, speakers may choose to include personal</text:p>
            <text:p>stories of their own struggles, calls for solidarity or</text:p>
            <text:p>advocacy, advice to others with similar backgrounds, or</text:p>
            <text:p>other information which emphasizes the difficulties faced</text:p>
            <text:p>by researchers from historically marginalized groups.</text:p>
            <text:p>Through this session we hope to facilitate mentoring</text:p>
            <text:p>relationships, networking opportunities, and new</text:p>
            <text:p>collaborations among both speakers and attendees. Everyone</text:p>
            <text:p>who is interested in creating a more diverse and inclusive</text:p>
            <text:p>future for the global Inverse Problems community is</text:p>
            <text:p>encouraged to attend!</text:p>
          </table:table-cell>
          <table:table-cell table:style-name="ce36" table:number-columns-repeated="1016"/>
        </table:table-row>
        <table:table-row table:style-name="ro3">
          <table:table-cell office:value-type="string" calcext:value-type="string">
            <text:p>MS 02</text:p>
          </table:table-cell>
          <table:table-cell office:value-type="string" calcext:value-type="string">
            <text:p>Antti Kykkänen, Rice University;</text:p>
            <text:p>Hjørdis Schlüter, University of Jyväskylä</text:p>
          </table:table-cell>
          <table:table-cell office:value-type="string" calcext:value-type="string">
            <text:p><text:span text:style-name="T5">&lt;ak272@rice.edu&gt;</text:span></text:p>
            <text:p><text:span text:style-name="T5">&lt;</text:span><text:span text:style-name="T5"><text:a xlink:href="mailto:hjordis.schluter@helsinki.fi" xlink:type="simple">hjordis.schluter@helsinki.fi</text:a></text:span><text:span text:style-name="T5">&gt;</text:span></text:p>
          </table:table-cell>
          <table:table-cell office:value-type="string" calcext:value-type="string">
            <text:p>Young researchers in geometric inverse problems and PDEs</text:p>
            <text:p/>
          </table:table-cell>
          <table:table-cell office:value-type="string" calcext:value-type="string">
            <text:p>PDE</text:p>
          </table:table-cell>
          <table:table-cell office:value-type="float" office:value="2" calcext:value-type="float">
            <text:p>2</text:p>
          </table:table-cell>
          <table:table-cell table:style-name="ce42" office:value-type="string" calcext:value-type="string">
            <text:p>Sebastián Muñoz-Thon, Purdue University, 2</text:p>
            <text:p>Leonard Busch, University of Amsterdam, 2</text:p>
            <text:p>Andrew Shedlock, NC State, 2</text:p>
            <text:p>Spyridon Filippas, University of Helsinki, 2</text:p>
            <text:p>Haim Grebnev, Yale University, 2</text:p>
            <text:p>David Johansson, University of Jyväskylä, 2</text:p>
            <text:p>Jan Bohr, University of Bonn, 2</text:p>
            <text:p>Salem Selim, UC Irvine, 2</text:p>
          </table:table-cell>
          <table:table-cell office:value-type="string" calcext:value-type="string">
            <text:p>We propose a mini-symposium showcasing the absolute best</text:p>
            <text:p>early-career researchers in geometric inverse problems</text:p>
            <text:p>and inverse problems for partial differential equations.</text:p>
            <text:p>Our minisymposium brings together a diverse group of</text:p>
            <text:p>late-stage graduate students and postdoctoral researchers</text:p>
            <text:p>worldwide, fostering a channel to share recent achievements</text:p>
            <text:p>and to facilitate international collaboration. The</text:p>
            <text:p>minisymposium focuses on trending topics in geodesic X-ray</text:p>
            <text:p>tomography, geometric rigidity questions such as boundary</text:p>
            <text:p>rigidity and scattering rigidity, and inverse boundary value</text:p>
            <text:p>problems for elliptic and hyperbolic equations in geometric</text:p>
            <text:p>settings including nonlinear phenomena, unique continuation,</text:p>
            <text:p>partial data results, and tools in microlocal analysis. Such</text:p>
            <text:p>topics concern the theory behind several non-destructive</text:p>
            <text:p>imaging techniques such as electrical impedance tomography,</text:p>
            <text:p>ultrasound imaging, and optical tomography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S 03</text:p>
          </table:table-cell>
          <table:table-cell table:style-name="ce5" office:value-type="string" calcext:value-type="string">
            <text:p>Neil Chada, City University of Hong Kong;</text:p>
            <text:p>Daniel Sanz Alonso, University of Chicago</text:p>
          </table:table-cell>
          <table:table-cell table:style-name="ce5" office:value-type="string" calcext:value-type="string">
            <text:p>&lt;nkchada@cityu.edu.hk&gt;</text:p>
          </table:table-cell>
          <table:table-cell table:style-name="ce37" office:value-type="string" calcext:value-type="string">
            <text:p>Data Assimilation for Inverse Problems</text:p>
          </table:table-cell>
          <table:table-cell table:style-name="ce20"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Neil Chada, City University of Hong Kong, 3</text:p>
            <text:p>Geir Evensen, NORCE, 3</text:p>
            <text:p>Anson MacDonald, University of New South Wales, 3</text:p>
            <text:p>Lassi Roininen, LUT, 3</text:p>
            <text:p>Edoardo Calvello, California Institute of Technology, 3</text:p>
            <text:p>Eviatar Bach, University of Reading, 3</text:p>
            <text:p>Daniel Sanz-Alonso, University of Chicago, 3</text:p>
            <text:p>Omar Ghattas, University of Chicago, 3</text:p>
          </table:table-cell>
          <table:table-cell table:style-name="ce48" office:value-type="string" calcext:value-type="string">
            <text:p>The understanding and incorporation of data within models has</text:p>
            <text:p>become a vital component of applied mathematics. Data assimilation</text:p>
            <text:p>techniques, such as filtering and smoothing, aim to relate both</text:p>
            <text:p>data and underlying dynamics of a model. These techniques are of</text:p>
            <text:p>particular interest due to wide variety of applications, but also</text:p>
            <text:p>that they can be interpreted in both a deterministic and statistical</text:p>
            <text:p>framework. As a result of this one immediate application that has</text:p>
            <text:p>benefited from this are inverse problems. The objective of this</text:p>
            <text:p>mini-symposium is to bring these communities together, where we</text:p>
            <text:p>aim to understand the applicability of these techniques, while</text:p>
            <text:p>building upon methodology. Immediate applications of this include</text:p>
            <text:p>medical imaging, geophysics and machine learning. The scope of</text:p>
            <text:p>this mini-symposium aims to bring communities together which are</text:p>
            <text:p>working data assimilation techniques such as EnKF, MCMC and SMC methods.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S 04</text:p>
          </table:table-cell>
          <table:table-cell office:value-type="string" calcext:value-type="string">
            <text:p>Francois Monard, UC Santa Cruz, USA;</text:p>
            <text:p>Plamen Stefanov, Purdue, USA</text:p>
          </table:table-cell>
          <table:table-cell office:value-type="string" calcext:value-type="string">
            <text:p>&lt;fmonard@ucsc.edu&gt;</text:p>
            <text:p>&lt;<text:a xlink:href="mailto:Plamen-Stefanov@purdue.edu" xlink:type="simple">Plamen-Stefanov@purdue.edu</text:a>&gt;</text:p>
          </table:table-cell>
          <table:table-cell office:value-type="string" calcext:value-type="string">
            <text:p>Integral geometry, rigidity and geometric inverse problems</text:p>
          </table:table-cell>
          <table:table-cell office:value-type="string" calcext:value-type="string">
            <text:p>GEOM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8">Gunther Uhlmann, University of Washington, 4</text:span></text:p>
            <text:p><text:span text:style-name="T8">Gabriel Paternain, University of Washington, 4</text:span></text:p>
            <text:p><text:span text:style-name="T8">Venky Krishnan, TIFR-CAM, 4</text:span></text:p>
            <text:p><text:span text:style-name="T8">Chandni Thakkar, IIT Ghandinagar, 4</text:span></text:p>
            <text:p><text:span text:style-name="T8">Indrani Zamindar, IIT Ghandinagar, 4</text:span></text:p>
            <text:p><text:span text:style-name="T8">Matti Lassas, Helsinki Yliopisto, 4</text:span></text:p>
            <text:p><text:span text:style-name="T8">Lauri Oksanen, Helsinki Yliopisto, 4</text:span></text:p>
            <text:p><text:span text:style-name="T8">Jan Bohr, Universität Bonn, 4</text:span></text:p>
            <text:p><text:span text:style-name="T8">Yiran Wang, Emory University, 4</text:span></text:p>
            <text:p><text:span text:style-name="T8">Nikolaos Eptaminitakis, Leibniz Universität Hannover, 4</text:span></text:p>
            <text:p><text:span text:style-name="T8">Hiroyuki Chihara, University of the Ryukyus, 4</text:span></text:p>
            <text:p><text:span text:style-name="T8">Jared Marx-Kuo, Rice University, 4</text:span></text:p>
            <text:p/>
          </table:table-cell>
          <table:table-cell office:value-type="string" calcext:value-type="string">
            <text:p>Inverse problems arising in seismology, cosmology, medical or material imaging</text:p>
            <text:p>are often coined ‘geometric’ as they arise as reconstruction problems for geometric</text:p>
            <text:p>quantities such as a Riemannian metric or its conformal class, a smooth structure, a</text:p>
            <text:p>connection, etc. Examples of inverse problems there are</text:p>
            <text:p/>
            <text:p>-travel time tomography/boundary rigidity/inverse elasticity: to reconstruct a metric</text:p>
            <text:p> or a more general Hamiltonian from travel times of its trajectories. The ambient</text:p>
            <text:p> manifold can be Riemannian or Lorentzian, as models for seismological and cosmological</text:p>
            <text:p> applications, respectively.</text:p>
            <text:p/>
            <text:p>-Tensor tomography/X-ray computerized tomography: to reconstruct functions or tensors</text:p>
            <text:p> from their integrals along families of curves.</text:p>
            <text:p/>
            <text:p>Many of these problems have natural counterparts on closed manifolds, where microlocal</text:p>
            <text:p>analytic techniques are supplemented with insights from dynamical systems. They are of</text:p>
            <text:p>independent interest in geometry as well, where the term "rigidity" originates from.</text:p>
            <text:p/>
            <text:p>Recent developments in the field, both on theoretical and applied aspects, have occurred</text:p>
            <text:p>in several directions, including but not limited to: the formulation and resolution of</text:p>
            <text:p>integral geometric problems on spacetimes (Lorentzian manifolds); the study of the</text:p>
            <text:p>injectivity, stability, mapping properties and explicit inversion in challenging</text:p>
            <text:p>geometries (e.g. including conjugate points, trapped curves, asymptotically hyperbolic</text:p>
            <text:p>geometries, broken ray/V-line situations, and integration over minimal surfaces);</text:p>
            <text:p>recent connections between integral geometric problems on Riemannian surfaces and</text:p>
            <text:p>complex geometry (e.g. transport twistor spaces), generalizing earlier “complexification”</text:p>
            <text:p>approaches for the X-ray transform in constant curvature settings, and stimulating</text:p>
            <text:p>cross-pollination between the two areas.</text:p>
            <text:p/>
            <text:p>This minisymposium will bring the experts of these recent developments to communicate</text:p>
            <text:p>their results and share their ideas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S 05</text:p>
          </table:table-cell>
          <table:table-cell office:value-type="string" calcext:value-type="string">
            <text:p>Boya Liu, North Dakota State University, USA;</text:p>
            <text:p>Teemu Saksala, North Carolina State University, USA;</text:p>
            <text:p>Lili Yan, University of Minnesota, USA</text:p>
          </table:table-cell>
          <table:table-cell office:value-type="string" calcext:value-type="string">
            <text:p>&lt;boya.liu@ndsu.edu&gt;</text:p>
            <text:p>&lt;tssaksal@ncsu.edu&gt;</text:p>
            <text:p>&lt;<text:a xlink:href="mailto:lyan@umn.edu" xlink:type="simple">lyan@umn.edu</text:a>&gt;</text:p>
          </table:table-cell>
          <table:table-cell office:value-type="string" calcext:value-type="string">
            <text:p>Inverse Problems for Linear PDEs</text:p>
          </table:table-cell>
          <table:table-cell office:value-type="string" calcext:value-type="string">
            <text:p>P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ti Kykkänen, Rice University, 5</text:p>
            <text:p>Katya Krupchyk, UC Irvine, 5</text:p>
            <text:p>Boya Liu, North Dakota State University, 5</text:p>
            <text:p>Jinpeng Lu, University of Helsinki, 5</text:p>
            <text:p>Medet Nursultanov, University of Helsinki, 5</text:p>
            <text:p>Hadrian Quan, UC Santa Cruz, 5</text:p>
            <text:p>Angkana Rüland, University of Bonn, 5</text:p>
            <text:p>Suman Kumar Sahoo, Indian Institute of Technology Bombay, 5</text:p>
            <text:p>Hjørdis Schlüter, University of Helsinki, 5</text:p>
            <text:p>Andrew Shedlock, NC State, 5</text:p>
            <text:p>Yiran Wang, Emory University, 5</text:p>
            <text:p>Lili Yan, University of Minnesota, 5</text:p>
          </table:table-cell>
          <table:table-cell office:value-type="string" calcext:value-type="string">
            <text:p>Inverse problems for linear PDEs are the mathematical underpinning for several</text:p>
            <text:p>nondestructive imaging techniques, such as electrical impedance tomography,</text:p>
            <text:p>ultrasound imaging, and optical tomography. Since the seminal 1987 paper on</text:p>
            <text:p>the Calderón problem written by Sylvester and Uhlmann, substantial progress</text:p>
            <text:p>has been made in the study for inverse problems for linear PDEs, and these</text:p>
            <text:p>problems still attract a myriad of interest due to their practical applications.</text:p>
            <text:p>For example, Dos Santos Ferreira-Kurylev-Lassas-Salo (2016) solved the Calderón</text:p>
            <text:p>problem on Riemannian manifolds that have a certain product structure, which</text:p>
            <text:p>motivated solving inverse problems for more general elliptic equations and</text:p>
            <text:p>elliptic systems on Riemannian manifolds. Recent works by Uhlmann-Wang (2024)</text:p>
            <text:p>and Ma-Sahoo-Salo (2024) generalized the geometry beyond the product manifolds</text:p>
            <text:p>by studying the Calderón problem at a large fixed frequency. Only mild</text:p>
            <text:p>assumptions of geometries are required to establish these two results; in</text:p>
            <text:p>particular, manifolds do not necessarily have any product structures, and</text:p>
            <text:p>the geodesic ray transform need not be injective. On the other hand, also</text:p>
            <text:p>inverse problems for hyperbolic operators, which for decades were mainly</text:p>
            <text:p>constrained to time-independent coefficients due to the limitations of the</text:p>
            <text:p>powerful boundary control method of Belishev and Kurylev (1992), saw a</text:p>
            <text:p>recent breakthrough exemplified by Alexakis-Feizmohammadi-Oksanen (2022)</text:p>
            <text:p>who solved the first time dependent hyperbolic inverse problems for</text:p>
            <text:p>Lorentzian metrics with curvature bounds.</text:p>
            <text:p>This mini-symposium brings together a diverse group of mathematicians at</text:p>
            <text:p>various career stages, who work on inverse problems for linear PDEs, to</text:p>
            <text:p>share their recent achievements and facilitate professional networking.</text:p>
            <text:p>The talks will focus on various popular topics on inverse problems for</text:p>
            <text:p>linear PDEs or systems of linear PDEs, including partial data inverse</text:p>
            <text:p>problems. The presentations will encompass a diverse range of problem-solving</text:p>
            <text:p>techniques, such as reductions to geometric problems, unique continuation,</text:p>
            <text:p>Carleman estimates, and integral geometry.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MS 06</text:p>
          </table:table-cell>
          <table:table-cell office:value-type="string" calcext:value-type="string">
            <text:p>Teemu Sahlström, University of Eastern Finland;</text:p>
            <text:p>Niko Hänninen, University of Eastern Finland;</text:p>
            <text:p>Tanja Tarvainen, University of Eastern Finland</text:p>
          </table:table-cell>
          <table:table-cell office:value-type="string" calcext:value-type="string">
            <text:p>&lt;teemu.sahlstrom@uef.fi&gt;</text:p>
            <text:p>&lt;niko.hanninen@uef.fi&gt;</text:p>
            <text:p>&lt;<text:a xlink:href="mailto:tanja.tarvainen@uef.fi" xlink:type="simple">tanja.tarvainen@uef.fi</text:a>&gt;</text:p>
          </table:table-cell>
          <table:table-cell office:value-type="string" calcext:value-type="string">
            <text:p>Imaging using coupled physics</text:p>
          </table:table-cell>
          <table:table-cell office:value-type="string" calcext:value-type="string">
            <text:p>IMAG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hn Schotland, Yale University,6</text:p>
            <text:p>Kui Ren, Columbia University,6</text:p>
            <text:p>Hjørdis Schlüter, University of Helsinki,6</text:p>
            <text:p>Simon Arridge, University College London,6</text:p>
            <text:p>Leonid Kunyansky, The University of Arizona,6</text:p>
            <text:p>Richard Kowar, University of Innsbruck,6</text:p>
            <text:p>Teemu Sahlström, University of Eastern Finland,6</text:p>
            <text:p>Lena Dunst, Deutsches Elektronen-Synchrotron,6</text:p>
          </table:table-cell>
          <table:table-cell office:value-type="string" calcext:value-type="string">
            <text:p>In recent years, many coupled physics imaging modalities</text:p>
            <text:p>that combine two physical phenomena have been studied and developed.</text:p>
            <text:p>These techniques can provide better contrast and resolution than what</text:p>
            <text:p>would be achieved by their individual counterparts. For example, in</text:p>
            <text:p>photoacoustic tomography, the unique contrast of light is combined</text:p>
            <text:p>with the high resolution of ultrasound. This minisymposium will bring</text:p>
            <text:p>together experts in modelling and inverse problems of imaging from</text:p>
            <text:p>coupled physics. The techniques include, but are not limited to,</text:p>
            <text:p>photo- and thermoacoustic tomography, ultrasound modulated optical</text:p>
            <text:p>tomography, acousto-optic imaging, and acoustic-electric imaging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 07</text:p>
          </table:table-cell>
          <table:table-cell office:value-type="string" calcext:value-type="string">
            <text:p><text:span text:style-name="T1">Kirill </text:span><text:span text:style-name="T2">Golubnichiy, Texas Tech University</text:span></text:p>
          </table:table-cell>
          <table:table-cell table:style-name="ce14" office:value-type="string" calcext:value-type="string">
            <text:p><text:span text:style-name="T6">&lt;</text:span><text:span text:style-name="T6"><text:a xlink:href="mailto:kgolubni@ttu.edu" xlink:type="simple">kgolubni@ttu.edu</text:a></text:span><text:span text:style-name="T6">&gt;</text:span></text:p>
          </table:table-cell>
          <table:table-cell office:value-type="string" calcext:value-type="string">
            <text:p>Inverse Problems for Partial Differential Equations: Advances and Applications</text:p>
          </table:table-cell>
          <table:table-cell office:value-type="string" calcext:value-type="string">
            <text:p>P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 V. Klibanov, University of North Carolina at Charlotte, USA, 7</text:p>
            <text:p>Hiroshi Takase, Kyushu University, Japan, 7</text:p>
            <text:p>Bastian von Harrach-Sammet, Goethe-University Frankfurt, Germany, 7</text:p>
            <text:p>Aleksander Shananin, Moscow Institute of Physics and Technology, Russia, 7</text:p>
            <text:p>Victor A. Kovtunenko, University of Graz, Austria, 7</text:p>
            <text:p>Viacheslav Priimenko, State University of Norte Fluminense, Brazil, 7</text:p>
            <text:p>Daniel Onofrei, University of Houston, USA, 7</text:p>
            <text:p>Trung Truong, Marshall University, USA, 7</text:p>
            <text:p>Roberto Triggiani, University of Memphis, USA, 7</text:p>
            <text:p>Irena Lasiecka, University of Memphis, USA, 7</text:p>
            <text:p>Dmitri Pavlov, Texas Tech University, USA, 7</text:p>
            <text:p>Sergey Kabanikhin, Sobolev Institute of Mathematics, Russia, 7</text:p>
          </table:table-cell>
          <table:table-cell office:value-type="string" calcext:value-type="string">
            <text:p>This minisymposium is dedicated to the 75th anniversary of Professor</text:p>
            <text:p>Michael V. Klibanov, a distinguished scholar who has made fundamental</text:p>
            <text:p>contributions to the field of inverse problems. The focus will be on</text:p>
            <text:p>uniqueness and stability theorems, as well as numerical methods for</text:p>
            <text:p>solving inverse problems for partial differential equations, with</text:p>
            <text:p>particular emphasis on the convexification method and its global</text:p>
            <text:p>convergence properties, pioneered by Professor Klibanov. These</text:p>
            <text:p>topics are of a critical importance in a variety of applications,</text:p>
            <text:p>including medical imaging, geophysics, and mathematical finance.</text:p>
            <text:p>The minisymposium will bring together leading experts to discuss</text:p>
            <text:p>recent advancements and future directions in the field.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S 08</text:p>
          </table:table-cell>
          <table:table-cell office:value-type="string" calcext:value-type="string">
            <text:p>Davide Bianchi, Sun Yat-sen University, China;</text:p>
          </table:table-cell>
          <table:table-cell office:value-type="string" calcext:value-type="string">
            <text:p>&lt;bianchid@mail.sysu.edu.cn&gt;</text:p>
          </table:table-cell>
          <table:table-cell office:value-type="string" calcext:value-type="string">
            <text:p>New advances in data-driven numerical algorithms for inverse problems 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ian Bossmann, Harbin Institute of Technology, China, 8</text:p>
            <text:p>Liwei Hu, University of Bologna, Italy, 8</text:p>
            <text:p>Elena Morotti, University of Bologna, Italy, 8</text:p>
            <text:p>Mirjeta Pasha, Virginia Tech, US, 8</text:p>
          </table:table-cell>
          <table:table-cell office:value-type="string" calcext:value-type="string">
            <text:p>Data-driven methods have gained remarkable popularity in</text:p>
            <text:p>the inverse problem community over recent years, driven</text:p>
            <text:p>by several factors. The growing availability of large-scale</text:p>
            <text:p>datasets, coupled with advancements in machine learning and</text:p>
            <text:p>deep learning techniques, has transformed the landscape of</text:p>
            <text:p>inverse problems. Additionally, the continuous growth in</text:p>
            <text:p>computational power and resources has enabled the practical</text:p>
            <text:p>implementation of these complex algorithms, unlocking new</text:p>
            <text:p>possibilities in both research and applications. These</text:p>
            <text:p>methods have demonstrated promising results across a broad</text:p>
            <text:p>range of domains, such as medical imaging, where they</text:p>
            <text:p>facilitate improved image reconstruction and diagnostic</text:p>
            <text:p>accuracy; geophysics, where they assist in solving inverse</text:p>
            <text:p>problems like subsurface impedance characterization for</text:p>
            <text:p>resource exploration; and environmental monitoring, where</text:p>
            <text:p>they play a critical role in modeling and reconstructing</text:p>
            <text:p>natural hazards, such as landslides and earthquakes, for</text:p>
            <text:p>better risk management.</text:p>
            <text:p/>
            <text:p>Despite their growing success, significant challenges</text:p>
            <text:p>remain. Key issues such as stability, reliability, and</text:p>
            <text:p>explainability of deep learning-based methods must be</text:p>
            <text:p>addressed to ensure robust and trustworthy solutions.</text:p>
            <text:p>Additionally, there is an urgent need for the development</text:p>
            <text:p>of faster and more efficient solvers capable of handling</text:p>
            <text:p>large-scale problems while maintaining accuracy and</text:p>
            <text:p>scalability. These challenges present exciting opportunities</text:p>
            <text:p>for interdisciplinary collaboration between applied</text:p>
            <text:p>mathematicians and computer scientists.</text:p>
            <text:p/>
            <text:p>The aim of this minisymposium is to foster collaboration</text:p>
            <text:p>and knowledge exchange among researchers from diverse</text:p>
            <text:p>fields working on data-driven methods for inverse problems.</text:p>
            <text:p>By showcasing a few examples of the latest developments,</text:p>
            <text:p>methodologies, and applications across various disciplines,</text:p>
            <text:p>this event wants to promote innovation and strengthen</text:p>
            <text:p>interdisciplinary collaboration within the numerical</text:p>
            <text:p>mathematics community.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S 09</text:p>
          </table:table-cell>
          <table:table-cell office:value-type="string" calcext:value-type="string">
            <text:p>Simon Arridge, University College London, UK;</text:p>
            <text:p>Liliane B.Barichello, Univ. Federal do RS, Brazil</text:p>
          </table:table-cell>
          <table:table-cell office:value-type="string" calcext:value-type="string">
            <text:p>&lt;S.Arridge@cs.ucl.ac.uk&gt;</text:p>
            <text:p>&lt;<text:a xlink:href="mailto:lbaric@mat.ufrgs.br" xlink:type="simple">lbaric@mat.ufrgs.br</text:a>&gt;</text:p>
          </table:table-cell>
          <table:table-cell office:value-type="string" calcext:value-type="string">
            <text:p>Inverse Problems in Radiative Transport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o De Cezaro, Federal Univ. of Rio Grande, Brazil, 9</text:p>
            <text:p>Fernando Groff, Federal University of RS, Brazil, 9</text:p>
            <text:p>Helcio R.B. Orlande, Federal Univ. of RJ, Brazil, 9</text:p>
            <text:p>John Schotland, Yale University, USA, 9</text:p>
            <text:p>Kui Ren, Columbia University, USA, 9</text:p>
            <text:p>Matías Alejandro C. Bettancourt, Pontificia Univ. Catolica de Chile, 9</text:p>
            <text:p>Yousry Y. Azmy, North Carolina State University, USA, 9</text:p>
            <text:p>Zeljko Kereta, University College London, UK, 9</text:p>
          </table:table-cell>
          <table:table-cell office:value-type="string" calcext:value-type="string">
            <text:p>The Radiative Transport Equation, and the closely related</text:p>
            <text:p>Boltzmann Equation, have been widely studied in the</text:p>
            <text:p>Mathematical Physics community for nearly a century. The</text:p>
            <text:p>development of inverse problems methods for this equation</text:p>
            <text:p>has arisen in the last several decades, driven by new</text:p>
            <text:p>applications in Radiation Physics, Atmospheric Physics,</text:p>
            <text:p>Optical Tomography, and Neutron Transport, amongst others.</text:p>
            <text:p>In this minisymposium we plan to bring together researchers</text:p>
            <text:p>from different areas of expertise in the theory and</text:p>
            <text:p>application of transport methods, to present new developments</text:p>
            <text:p>in analytic and computational approaches.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MS 10</text:p>
          </table:table-cell>
          <table:table-cell office:value-type="string" calcext:value-type="string">
            <text:p>Tatiana Bubba, University of Ferrara, Italy;</text:p>
            <text:p>Samuli Siltanen, University of Helsinki, Finland</text:p>
          </table:table-cell>
          <table:table-cell office:value-type="string" calcext:value-type="string">
            <text:p>&lt;tatiana.bubba@unife.it&gt;</text:p>
            <text:p>&lt;<text:a xlink:href="mailto:samuli.siltanen@helsinki.fi" xlink:type="simple">samuli.siltanen@helsinki.fi</text:a>&gt;</text:p>
          </table:table-cell>
          <table:table-cell office:value-type="string" calcext:value-type="string">
            <text:p>Recent advances in computational inversion</text:p>
          </table:table-cell>
          <table:table-cell office:value-type="string" calcext:value-type="string">
            <text:p>IMAG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ca Calatroni, University of Genoa, Italy, 10</text:p>
            <text:p>Markus Juvonen, University of Helsinki, Finland, 10</text:p>
            <text:p>Alexander Meaney, University of Helsinki, Finland, 10</text:p>
            <text:p>Anuj Abhishek, Case Western Reserve University, USA, 10</text:p>
            <text:p>Hanna Pulkkinen, University of Oulu, Finland, 10</text:p>
            <text:p>Rafael Ceja Ayala, Arizona State University, USA, 10</text:p>
            <text:p>Juan Pablo Agnelli, National University of Córdoba, Argentina, 10</text:p>
            <text:p>Fernando Silva de Moura, Federal University of ABC, Brazil, 10</text:p>
            <text:p>Gesa Sarnighausen, University of Göttingen, Germany, 10</text:p>
            <text:p>Mirjeta Pasha, Virginia Tech, USA, 10</text:p>
            <text:p>Elli Karvonen, University of Helsinki, Finland, 10</text:p>
            <text:p>Bo Simmendefeldt Schmidt, University of California, USA, 10</text:p>
          </table:table-cell>
          <table:table-cell office:value-type="string" calcext:value-type="string">
            <text:p>The core of computational inversion lies in the intersection of</text:p>
            <text:p>theory and practice: it is not just about formulating a mathematical</text:p>
            <text:p>solution to an inverse problem, but also about adapting that</text:p>
            <text:p>solution to meet the constraints and challenges posed by real-world</text:p>
            <text:p>applications. This requires an intimate understanding of the</text:p>
            <text:p>application domain, as well as the computational tools and methods</text:p>
            <text:p>capable of efficiently processing and interpreting the data at hand.</text:p>
            <text:p>This minisymposium will explore the latest developments in computational</text:p>
            <text:p>inversion, with a focus on regularization parameter selection methods,</text:p>
            <text:p>parameter identification, optimization strategies, emerging mathematical</text:p>
            <text:p>frameworks for image reconstruction, and their applications to complex,</text:p>
            <text:p>real-world problems in image deblurring, medical imaging (CT, DOT, EIT),</text:p>
            <text:p>and plasma physics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MS 11</text:p>
          </table:table-cell>
          <table:table-cell table:style-name="ce12" office:value-type="string" calcext:value-type="string">
            <text:p><text:span text:style-name="T3">Giovanni Covi, University of Helsinki, Finland;</text:span></text:p>
            <text:p><text:span text:style-name="T3">Matti Lassas, University of Helsinki, Finland;</text:span></text:p>
            <text:p><text:span text:style-name="T3">Siiri Rautio, University of Helsinki, Finland</text:span></text:p>
          </table:table-cell>
          <table:table-cell office:value-type="string" calcext:value-type="string">
            <text:p>&lt;giovanni.covi@helsinki.fi&gt;</text:p>
            <text:p>&lt;mjlassas@math.tkk.fi&gt;</text:p>
            <text:p>&lt;<text:a xlink:href="mailto:siiri.rautio@helsinki.fi" xlink:type="simple">siiri.rautio@helsinki.fi</text:a>&gt;</text:p>
          </table:table-cell>
          <table:table-cell office:value-type="string" calcext:value-type="string">
            <text:p>XAIP: explainable algorithms for inverse problems</text:p>
          </table:table-cell>
          <table:table-cell office:value-type="string" calcext:value-type="string">
            <text:p>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ovanni Alberti, University of Genoa, 11</text:p>
            <text:p>Maarten de Hoop, Rice University, 11</text:p>
            <text:p>Ivan Dokmanić, University of Basel, 11</text:p>
            <text:p>Michael Puthawala, South Dakota State University, 11</text:p>
            <text:p>Luca Ratti, University of Bologna, 11</text:p>
            <text:p>Matteo Santacesaria, University of Genoa, 11</text:p>
            <text:p>Giovanni Covi, University of Helsinki, 11</text:p>
            <text:p>Aalok Gangopadhyay, Indian Institute of Technology Gandhinagar, 11</text:p>
            <text:p>Kateryna Morozovska, KTH Stockholm, 11</text:p>
            <text:p>David Mis, Rice University, 11</text:p>
            <text:p>Aurora Poggi, KTH Stockholm, 11</text:p>
            <text:p>Zakhar Shumaylov, University of Cambridge, 11</text:p>
          </table:table-cell>
          <table:table-cell office:value-type="string" calcext:value-type="string">
            <text:p>Our minisymposium combines aspects of machine learning and</text:p>
            <text:p>inverse problems. The acronym XAIP is itself a composition</text:p>
            <text:p>of XAI (explainable artificial intelligence) and IP (inverse</text:p>
            <text:p>problems). We wish to focus on those methods and algorithms</text:p>
            <text:p>in machine learning which are transparent and understandable</text:p>
            <text:p>by humans, and which can be used for treating inverse problems.</text:p>
            <text:p>We will also discuss other kinds of algorithms, arising e.g.</text:p>
            <text:p>from quantum computing and other fields. The purpose of this</text:p>
            <text:p>point of view is to shed light over the internal workings of</text:p>
            <text:p>machine learning algorithms for solving inverse problems,</text:p>
            <text:p>which are often obscure to human inquiry, and to conjugate</text:p>
            <text:p>them with the classical methods which can provide analytical</text:p>
            <text:p>properties of the inverse problems.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MS 12</text:p>
          </table:table-cell>
          <table:table-cell office:value-type="string" calcext:value-type="string">
            <text:p>Cong Shi, University of Vienna and RICAM;</text:p>
            <text:p>Otmar Scherzer, University of Vienna and RICAM;</text:p>
            <text:p>Thi Lan Nhi Vu, University of Vienna</text:p>
          </table:table-cell>
          <table:table-cell office:value-type="string" calcext:value-type="string">
            <text:p>&lt;cong.shi@univie.ac.at&gt;</text:p>
            <text:p>&lt;otmar.scherzer@univie.ac.at&gt;</text:p>
            <text:p>&lt;<text:a xlink:href="mailto:thi.lan.nhi.vu@univie.ac.at" xlink:type="simple">thi.lan.nhi.vu@univie.ac.at</text:a>&gt;</text:p>
          </table:table-cell>
          <table:table-cell office:value-type="string" calcext:value-type="string">
            <text:p>Level Set Method and Neural Networks for solving Inverse Problems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ley Osher, University of California, 12</text:p>
            <text:p>Antonio Leitão, Federal University of Santa Catarina, 12</text:p>
            <text:p>José Iglesias Martínez, University of Twente, 12</text:p>
            <text:p>Thi Lan Nhi Vu, University of Vienna, 12</text:p>
            <text:p>Michael Hintermüller, Humboldt-Universität zu Berlin, 12</text:p>
            <text:p>Kristian Bredies, University of Graz, 12</text:p>
            <text:p/>
          </table:table-cell>
          <table:table-cell office:value-type="string" calcext:value-type="string">
            <text:p>Level set methods are powerful tools for detecting object features</text:p>
            <text:p>with various topological properties often with a seamless integration</text:p>
            <text:p>of PDE-constraints. The broad range of applications reach from shape</text:p>
            <text:p>reconstruction, seismic inversion to medical imaging.</text:p>
            <text:p>Recent theoretical advancements highlight the synergy between level</text:p>
            <text:p>set methods and neural networks to approximating complex mappings</text:p>
            <text:p>and enhancing computational efficiency. Combining these approaches</text:p>
            <text:p>opens new possibilities for tackling inverse problems with greater</text:p>
            <text:p>flexibility and accuracy.</text:p>
            <text:p>The aim of this mini-symposium is to gather leading researchers</text:p>
            <text:p>from the two areas to discuss recent advancements for a prosperous</text:p>
            <text:p>synergetic development.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MS 13</text:p>
          </table:table-cell>
          <table:table-cell office:value-type="string" calcext:value-type="string">
            <text:p>Patricio Guerrero, KU Leuven;</text:p>
            <text:p>Mirjeta Pasha, Virginia Tech</text:p>
          </table:table-cell>
          <table:table-cell office:value-type="string" calcext:value-type="string">
            <text:p>&lt;patricio.guerrero@kuleuven.be&gt;</text:p>
            <text:p>&lt;<text:a xlink:href="mailto:mpasha@vt.edu" xlink:type="simple">mpasha@vt.edu</text:a>&gt;</text:p>
          </table:table-cell>
          <table:table-cell office:value-type="string" calcext:value-type="string">
            <text:p>Numerical linear algebra meets nonsmooth optimization in computed tomograph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ena Espanol, Arizona State University, US, 13</text:p>
            <text:p>Patricio Guerrero, KU Leuven, Belgium, 13</text:p>
            <text:p>Tommi Heikkila, LUT University, Finland, 13</text:p>
            <text:p>Andrea Aspri, University of Milan, Italy, 13</text:p>
            <text:p>Tuomo Valkonen, University of Helsinki, Finland, 13</text:p>
            <text:p>Salla Latva, University of Helsinki, Finland, 13</text:p>
            <text:p>Fernando Roldan, Universidad de Concepción, Chile, 13</text:p>
            <text:p>Eduardo Miqueles, Brazilian Center for Research in Energy and Materials, Brazil, 13</text:p>
          </table:table-cell>
          <table:table-cell office:value-type="string" calcext:value-type="string">
            <text:p>In X-ray computed tomography, challenging data scenarios often</text:p>
            <text:p>necessitate regularized reconstruction methods involving nonsmooth</text:p>
            <text:p>terms. Such scenarios include few-view, limited-angle, dynamic, or</text:p>
            <text:p>local tomography problems. This minisymposium aims to highlight recent</text:p>
            <text:p>advances in addressing these challenges through numerical linear</text:p>
            <text:p>algebra techniques (e.g., Krylov subspace methods) and nonsmooth</text:p>
            <text:p>optimization approaches (e.g., proximal algorithms). We will discuss</text:p>
            <text:p>various regularization strategies, including but not limited to</text:p>
            <text:p>sparsity-promoting norms of the desired solution after some suitable</text:p>
            <text:p>transformation. In particular, we will explore the algorithmic or</text:p>
            <text:p>computational aspects of these strategies when dealing with</text:p>
            <text:p>high-resolution data where fast convergence rates and low per-iteration</text:p>
            <text:p>computational complexity are crucial.</text:p>
            <text:p>Our goal is to bring together a diverse group of researchers to</text:p>
            <text:p>showcase recent progress and to discuss opportunities for integrating</text:p>
            <text:p>numerical linear algebra and nonsmooth optimization techniques to develop</text:p>
            <text:p>or enhance computational solutions for these complex imaging problems.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MS 14</text:p>
          </table:table-cell>
          <table:table-cell office:value-type="string" calcext:value-type="string">
            <text:p>Elena Loli Piccolomini, University of Bologna, Italy;</text:p>
            <text:p><text:span text:style-name="T4">Serena Morigi, University of Bologna, Italy</text:span></text:p>
          </table:table-cell>
          <table:table-cell office:value-type="string" calcext:value-type="string">
            <text:p>&lt;elena.loli@unibo.it&gt;</text:p>
            <text:p>&lt;<text:a xlink:href="mailto:serena.morigi@unibo.it" xlink:type="simple">serena.morigi@unibo.it</text:a>&gt;</text:p>
          </table:table-cell>
          <table:table-cell office:value-type="string" calcext:value-type="string">
            <text:p>Low dimensional representations in complex imaging problem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sandro Benfenati, University of Milan, 14</text:p>
            <text:p>Elena Morotti, University of Bologna, 14</text:p>
            <text:p>Samuli Siltanen, University of Helsinki, Finland, 14</text:p>
            <text:p>Sung Ha Kang, Georgia Institute of Technology, USA, 14</text:p>
          </table:table-cell>
          <table:table-cell office:value-type="string" calcext:value-type="string">
            <text:p>The increasing complexity of high-dimensional systems in science</text:p>
            <text:p>and engineering necessitates the development of efficient</text:p>
            <text:p>low-dimensional representations to enable computationally feasible</text:p>
            <text:p>analysis, prediction, and control. This minisymposium brings</text:p>
            <text:p>together researchers working at the intersection of model-based</text:p>
            <text:p>and data-driven frameworks for dimensionality reduction. Emphasis</text:p>
            <text:p>will be placed on applications in inverse problems in imaging where</text:p>
            <text:p>high-dimensional data pose challenges. By bridging classical</text:p>
            <text:p>model-based techniques with modern data-driven strategies, this</text:p>
            <text:p>minisymposium aims to highlight advances and identify future</text:p>
            <text:p>research directions in the quest for effective and interpretable</text:p>
            <text:p>low-dimensional representations.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MS 15</text:p>
          </table:table-cell>
          <table:table-cell office:value-type="string" calcext:value-type="string">
            <text:p>Tatiana Bubba, University of Ferrara, Italy;</text:p>
            <text:p>Luca Calatroni, University of Genoa, Italy;</text:p>
            <text:p>Luca Ratti, University of Bologna, Italy;</text:p>
            <text:p>Matteo Santacesaria, University of Genoa, Italy</text:p>
          </table:table-cell>
          <table:table-cell office:value-type="string" calcext:value-type="string">
            <text:p>&lt;tatiana.bubba@unife.it&gt;</text:p>
            <text:p>&lt;luca.calatroni@unige.it&gt;</text:p>
            <text:p>&lt;luca.ratti5@unibo.it&gt;</text:p>
            <text:p>&lt;<text:a xlink:href="mailto:matteo.santacesaria@unige.it" xlink:type="simple">matteo.santacesaria@unige.it</text:a>&gt;</text:p>
          </table:table-cell>
          <table:table-cell office:value-type="string" calcext:value-type="string">
            <text:p>Breaking free from ground truth: beyond supervised learning in inverse problems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rey Repetti, Heriot-Watt University, UK, 15</text:p>
            <text:p>Andrea Sebastiani, University of Modena and Reggio Emilia, Italy, 15</text:p>
            <text:p>Alexander Denker, UCL, UK, 15</text:p>
            <text:p>Giannis Daras, The University of Texas at Austin, USA, 15</text:p>
            <text:p>Serena Morigi, University of Bologna, Italy, 15</text:p>
            <text:p>Davide Bianchi, Sun Yat-sen University, China, 15</text:p>
            <text:p>Margaret Duff, STFC Diamond Light Source, UK, 15</text:p>
            <text:p>Tommi Heikkilä, LUT University, Finland, 15</text:p>
          </table:table-cell>
          <table:table-cell office:value-type="string" calcext:value-type="string">
            <text:p>Recent advances in machine and deep learning methods have revolutionized</text:p>
            <text:p>the field of reconstruction approaches for imaging and surface processing.</text:p>
            <text:p>Supervised learning relies on paired training data - a limitation that</text:p>
            <text:p>becomes particularly constraining in biomedical imaging, remote sensing,</text:p>
            <text:p>and, in general, applications where ground truth data is scarce or impossible</text:p>
            <text:p>to obtain. This minisymposium explores emerging paradigms that break free</text:p>
            <text:p>from the constraints of supervised learning, focusing, in particular on:</text:p>
            <text:p>self-supervised learning frameworks that leverage internal image statistics</text:p>
            <text:p>and physics-based constraints to avoid reference data, optimisation</text:p>
            <text:p>approaches learning meaningful image priors from unpaired data, and geometric</text:p>
            <text:p>approaches that exploit surface-level information and topological features</text:p>
            <text:p>for high quality reconstructions.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MS 16</text:p>
          </table:table-cell>
          <table:table-cell office:value-type="string" calcext:value-type="string">
            <text:p>Axel Osses, Universidad de Chile;</text:p>
            <text:p>Benjamin Palacios, Pontificia Universidad Católica de Chile</text:p>
          </table:table-cell>
          <table:table-cell office:value-type="string" calcext:value-type="string">
            <text:p>&lt;axosses@dim.uchile.cl&gt;</text:p>
            <text:p>&lt;<text:a xlink:href="mailto:benjamin.palacios@uc.cl" xlink:type="simple">benjamin.palacios@uc.cl</text:a>&gt;</text:p>
          </table:table-cell>
          <table:table-cell office:value-type="string" calcext:value-type="string">
            <text:p>Inverse Problems and Control Theory with Applications in Biomedicin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ic Bonnetier, Université Grenoble-Alpes, 16</text:p>
            <text:p>Laurent Seppecher, École Centrale de Lyon, 16</text:p>
            <text:p>Sebastian Acosta, Baylor College of Medicine and Texas Children’s Hospital, 16</text:p>
            <text:p>Matı́as Courdurier, Pontificia Universidad Católica de Chile, 16</text:p>
            <text:p>Jorge Aguayo, Universidad de Chile, 16</text:p>
            <text:p>Hugo Carrillo, Pontificia Universidad Católica de Valparaı́so, 16</text:p>
            <text:p>Alberto Mercado, Universidad Técnica Federico Santa Marı́a, 16</text:p>
            <text:p>Nicolás Carreño, Universidad Técnica Federico Santa Marı́a, 16</text:p>
            <text:p>Nicolás Barnafi, Pontificia Universidad Católica de Chile, 16</text:p>
            <text:p>Anna Doubova, Universidad de Sevilla, 16</text:p>
            <text:p>Axel Osses, Universidad de Chile, 16</text:p>
            <text:p>Benjamín Palacios, Pontificia Universidad Católica de Chile, 16</text:p>
          </table:table-cell>
          <table:table-cell office:value-type="string" calcext:value-type="string">
            <text:p>Inverse problems and control theory play a crucial role in</text:p>
            <text:p>biomedical sciences, enabling the reconstruction of hidden</text:p>
            <text:p>physiological states, optimization of medical treatments,</text:p>
            <text:p>and enhancement of diagnostic techniques. Inverse problems</text:p>
            <text:p>involve determining unknown causes from observed effects,</text:p>
            <text:p>a common challenge in medical imaging (e.g., MRI, CT scans,</text:p>
            <text:p>nuclear medicine and ultrasound among others), where</text:p>
            <text:p>internal body structures must be inferred from indirect</text:p>
            <text:p>measurements. These problems are often ill-posed, meaning</text:p>
            <text:p>small measurement errors can lead to significant solution</text:p>
            <text:p>variations, requiring advanced mathematical techniques like</text:p>
            <text:p>regularization methods and machine learning approaches.</text:p>
            <text:p/>
            <text:p>Control theory, on the other hand, focuses on designing</text:p>
            <text:p>strategies to steer biological or medical systems toward</text:p>
            <text:p>desired outcomes. Applications include drug delivery</text:p>
            <text:p>optimization, where precise dosing strategies help</text:p>
            <text:p>maintain therapeutic drug levels while minimizing side</text:p>
            <text:p>effects, and neurostimulation therapies, such as deep</text:p>
            <text:p>brain stimulation for Parkinson’s disease. In cancer</text:p>
            <text:p>treatment, control-theoretic models assist in optimizing</text:p>
            <text:p>radiotherapy and chemotherapy protocols to maximize tumor</text:p>
            <text:p>destruction while preserving healthy tissues. Additionally,</text:p>
            <text:p>inverse problems and control theory contribute to</text:p>
            <text:p>personalized medicine by enabling patient-specific modeling</text:p>
            <text:p>and real-time adaptation of treatments.</text:p>
            <text:p/>
            <text:p>These mathematical frameworks provide powerful tools for</text:p>
            <text:p>advancing biomedical research, improving patient outcomes,</text:p>
            <text:p>and developing innovative healthcare technologies.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MS 17</text:p>
          </table:table-cell>
          <table:table-cell office:value-type="string" calcext:value-type="string">
            <text:p>Carlos Borges, University of Central Florida, USA;</text:p>
          </table:table-cell>
          <table:table-cell office:value-type="string" calcext:value-type="string">
            <text:p>&lt;<text:a xlink:href="mailto:Carlos.CardosoBorges@ucf.edu" xlink:type="simple">Carlos.CardosoBorges@ucf.edu</text:a>&gt;</text:p>
          </table:table-cell>
          <table:table-cell office:value-type="string" calcext:value-type="string">
            <text:p>Fast Numerical Methods for Forward and Inverse Scattering Problems</text:p>
          </table:table-cell>
          <table:table-cell office:value-type="string" calcext:value-type="string">
            <text:p>METH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os Borges, University of Central Florida, 17</text:p>
            <text:p>Isabela Vasconcelos Viana, University of Central Florida, 17</text:p>
            <text:p>Tristan Goodwill, University of Chicago, 17</text:p>
            <text:p>Howard Levinson, Oberlin College, 17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MS 18</text:p>
          </table:table-cell>
          <table:table-cell office:value-type="string" calcext:value-type="string">
            <text:p>Thorsten Hohage, Uni. Göttingen, Germany;</text:p>
            <text:p>Frank Werner, Uni. Würzburg, Germany</text:p>
          </table:table-cell>
          <table:table-cell office:value-type="string" calcext:value-type="string">
            <text:p>&lt;hohage@math.uni-goettingen.de&gt;</text:p>
            <text:p>&lt;<text:a xlink:href="mailto:frank.werner@mathematik.uni-wuerzburg.de" xlink:type="simple">frank.werner@mathematik.uni-wuerzburg.de</text:a>&gt;</text:p>
          </table:table-cell>
          <table:table-cell office:value-type="string" calcext:value-type="string">
            <text:p>Variational regularization theory and applications</text:p>
          </table:table-cell>
          <table:table-cell office:value-type="string" calcext:value-type="string">
            <text:p>REGULAR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sten Hohage, Uni. Göttingen, Germany, 18</text:p>
            <text:p>Zeljko Kereta, University College London, UK, 18</text:p>
            <text:p>Martin Ludvigsen, Uni. Oslo, Norway, 18</text:p>
            <text:p>Pierre Marechal, Uni. Toulouse, France, 18</text:p>
            <text:p>Robert Plato, TU Berlin, Germany, 18</text:p>
            <text:p>Luca Ratti, Uni. Bologna, Italy, 18</text:p>
            <text:p>Anne Vanhems, Toulouse School of Economics, France, 18</text:p>
            <text:p>Frank Werner, Uni. Würzburg, Germany, 18</text:p>
          </table:table-cell>
          <table:table-cell office:value-type="string" calcext:value-type="string">
            <text:p>Variational regularization theory has witnessed ongoing</text:p>
            <text:p>substantial progress over the last decade. Optimal</text:p>
            <text:p>convergence rates in Sobolev and Besov spaces have been</text:p>
            <text:p>derived via characterizations of variational source</text:p>
            <text:p>conditions, sharp converse results have been established,</text:p>
            <text:p>oversmoothing and higher order smoothness conditions have</text:p>
            <text:p>been analyzed, and both stochastic noise models and</text:p>
            <text:p>discrete error models can now be treated in a uniform manner.</text:p>
            <text:p/>
            <text:p>The emphasis of this minisymposium will be on the application</text:p>
            <text:p>of such theoretical results to specific inverse problems, in</text:p>
            <text:p>particular statistical inverse problems. It will bring together</text:p>
            <text:p>experts on different mathematical techniques and application</text:p>
            <text:p>areas relevant for the mathematical analysis of variational</text:p>
            <text:p>Regularization.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MS 19</text:p>
          </table:table-cell>
          <table:table-cell office:value-type="string" calcext:value-type="string">
            <text:p>Dirk Lorenz, Uni. Bremen, Germany;</text:p>
            <text:p>Maicon Marques Alves, UFSC, Brazil</text:p>
          </table:table-cell>
          <table:table-cell office:value-type="string" calcext:value-type="string">
            <text:p>&lt;d.lorenz@uni-bremen.de&gt;</text:p>
            <text:p>&lt;<text:a xlink:href="mailto:maicon.alves@ufsc.br" xlink:type="simple">maicon.alves@ufsc.br</text:a>&gt;</text:p>
          </table:table-cell>
          <table:table-cell office:value-type="string" calcext:value-type="string">
            <text:p>Convex Optimization Methods for Inverse Problems</text:p>
          </table:table-cell>
          <table:table-cell office:value-type="string" calcext:value-type="string">
            <text:p>METHO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 Roldán, Universidad de Concepción, Chile, 19</text:p>
            <text:p>Sebastian Banert, Universität Bremen, Germany, 19</text:p>
            <text:p>Diana-Elena Mirciu, Universität Klagenfurt, Austria, 19</text:p>
            <text:p>Luis Briceño-Arias, Universidad Técnica Federico Santa María, Chile, 19</text:p>
            <text:p>Roger Behling, Universidade Federal de Santa Catarina, Brasil, 19</text:p>
            <text:p>Dirk Lorenz, Universität Bremen, Germany, 19</text:p>
            <text:p>Juan Peypouquet, University of Groningen, Netherlands, 19</text:p>
            <text:p>Kristian Bredies, University of Graz, Austria, 19</text:p>
          </table:table-cell>
          <table:table-cell office:value-type="string" calcext:value-type="string">
            <text:p>Convex optimization provides a powerful framework to address various</text:p>
            <text:p>challenges in the theory and practice of inverse problems by using its</text:p>
            <text:p>mathematical properties, including guaranteed global optima, efficient</text:p>
            <text:p>algorithms, and robust performance in the presence of noise. On the</text:p>
            <text:p>computational side, convex optimization algorithms, can efficiently</text:p>
            <text:p>handle high-dimensional variational problems common in applications</text:p>
            <text:p>like compressed sensing, medical imaging. Moreover, advances in convex</text:p>
            <text:p>duality theory enable insight into solution properties, such as</text:p>
            <text:p>sensitivity analysis, and provide ways to certify solution quality.</text:p>
            <text:p>The interplay between convex optimization and modern computational</text:p>
            <text:p>tools continues to expand its applicability, making it a cornerstone</text:p>
            <text:p>for the stable and efficient solution of many inverse problems.</text:p>
            <text:p>￼</text:p>
            <text:p>On the other hand, modern operator splitting methods provide an elegant</text:p>
            <text:p>framework to tackle several difficulties arising in the solution process</text:p>
            <text:p>of inverse problems, such as high-dimensionality, and are closely</text:p>
            <text:p>connected to the framework and tools of convex optimization. By</text:p>
            <text:p>decomposing a complex problem into simpler subproblems, these methods</text:p>
            <text:p>enable efficient computation while retaining theoretical guarantees of</text:p>
            <text:p>convergence. Among these, the Douglas-Rachford method and its variants</text:p>
            <text:p>and extensions has become particularly prominent for solving</text:p>
            <text:p>optimization problems that arise in inverse problem formulations, with</text:p>
            <text:p>applications to machine learning.</text:p>
            <text:p>￼</text:p>
            <text:p>In this minisymposium, we aim to bring together experts working in</text:p>
            <text:p>convex optimization algorithms, monotone operator splitting methods and</text:p>
            <text:p>its connections to inverse problems. Topics of interests include (but</text:p>
            <text:p>not resctricted to):</text:p>
            <text:p/>
            <text:p>- Fast and accelerated algorithms for convex optimization with</text:p>
            <text:p>applications to inverse problems and machine learning.</text:p>
            <text:p>- Stochastic and variance-reduced algorithms for multiterm (finite sum)</text:p>
            <text:p>convex optimization and related applications.</text:p>
            <text:p>- Modern operator splitting methods: preconditioned proximal-point</text:p>
            <text:p>methods, inexact relative-error algorithms, projective splitting</text:p>
            <text:p>methods, etc.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MS 20</text:p>
          </table:table-cell>
          <table:table-cell office:value-type="string" calcext:value-type="string">
            <text:p>Alexandre Kawano, Universidade de Sao Paulo, Brazil;</text:p>
            <text:p>Abdelmalek Zine, École Centrale de Lyon, France</text:p>
          </table:table-cell>
          <table:table-cell office:value-type="string" calcext:value-type="string">
            <text:p>&lt;akawano@usp.br&gt;</text:p>
            <text:p>&lt;<text:a xlink:href="mailto:Abdel-Malek.Zine@ec-lyon.fr" xlink:type="simple">Abdel-Malek.Zine@ec-lyon.fr</text:a>&gt;</text:p>
          </table:table-cell>
          <table:table-cell office:value-type="string" calcext:value-type="string">
            <text:p>Inverse Problems in Systems of Partial Differential Equations and Applications</text:p>
          </table:table-cell>
          <table:table-cell office:value-type="string" calcext:value-type="string">
            <text:p>P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Cristofol, Aix Marseille Université, 20</text:p>
            <text:p>Laurent Seppecher, École Centrale de Lyon, 20</text:p>
            <text:p>Abdelmalek Zine, École Centrale de Lyon, 20</text:p>
            <text:p>Alexandre Kawano, Universidade de Sao Paulo, 20</text:p>
          </table:table-cell>
          <table:table-cell office:value-type="string" calcext:value-type="string">
            <text:p>Inverse problems in systems of partial differential equations</text:p>
            <text:p>(PDEs) involve estimating unknown parameters, initial conditions,</text:p>
            <text:p>boundary conditions, or source terms from observed data, with</text:p>
            <text:p>applications in physical phenomena and engineering.</text:p>
            <text:p/>
            <text:p>In electromagnetism, Maxwell's equations are used to estimate</text:p>
            <text:p>material properties, such as electric permittivity and magnetic</text:p>
            <text:p>permeability, from electromagnetic field measurements, with</text:p>
            <text:p>applications in microwave imaging and electrical impedance</text:p>
            <text:p>tomography. In solid mechanics, the Timoshenko beam equations</text:p>
            <text:p>model deformations and vibrations and are used in inverse problems</text:p>
            <text:p>to identify structural properties or unknown loads from displacement</text:p>
            <text:p>measurements or natural frequencies. In fluid dynamics, the</text:p>
            <text:p>Navier-Stokes equations are employed to identify coefficients,</text:p>
            <text:p>relevant in aerodynamics and process engineering. There is a</text:p>
            <text:p>strong interplay between mathematical modeling, numerical</text:p>
            <text:p>analysis, and interdisciplinary applications, with impacts</text:p>
            <text:p>in medical imaging, environmental forecasting, and advanced</text:p>
            <text:p>Engineering.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MS 21</text:p>
          </table:table-cell>
          <table:table-cell office:value-type="string" calcext:value-type="string">
            <text:p>Suman Sahoo, Indian Institute of Technology, Bombay, India;</text:p>
            <text:p>Venky Krishnan, Tata Institute of Fundamental Research, Bangalore, India</text:p>
          </table:table-cell>
          <table:table-cell office:value-type="string" calcext:value-type="string">
            <text:p>&lt;suman@math.iitb.ac.in&gt;</text:p>
            <text:p>&lt;<text:a xlink:href="mailto:vkrishnan@tifrbng.res.in" xlink:type="simple">vkrishnan@tifrbng.res.in</text:a>&gt;</text:p>
          </table:table-cell>
          <table:table-cell office:value-type="string" calcext:value-type="string">
            <text:p>Inverse Problems: PDEs and Integral Geometry</text:p>
          </table:table-cell>
          <table:table-cell office:value-type="string" calcext:value-type="string">
            <text:p>PDE/GEOME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yansh Agrawal, TIFR Centre for Applicable Mathematics, India, 21</text:p>
            <text:p>Rahul Bhardwaj, IIT Ropar, India, 21</text:p>
            <text:p>Subham Jathar, LUT University, Finland, 21</text:p>
            <text:p>Swaraj Paul, SRM Institute of Science and Technology, India, 21</text:p>
            <text:p>Anamika Purohit, IIT Gandhinagar, India, 21</text:p>
            <text:p>Rakesh, University of Delaware, USA, 21</text:p>
            <text:p>Soumen Senapati, Karlsruhe Institute of Technology, Germany, 21</text:p>
            <text:p>Indrani Zamindar, IIT Gandhinagar, India, 21</text:p>
          </table:table-cell>
          <table:table-cell office:value-type="string" calcext:value-type="string">
            <text:p>The interplay between Partial Differential Equations (PDEs) and Integral</text:p>
            <text:p>Geometry has led to significant advancements in Inverse Problems.</text:p>
            <text:p>This minisymposium aims to explore recent advances in the rigorous</text:p>
            <text:p>mathematical theory and computational aspects of Inverse Problems</text:p>
            <text:p>where PDEs and Integral Geometry play a central role. Topics of</text:p>
            <text:p>interest include Integral Geometry, Partial Differential Equations,</text:p>
            <text:p>and Microlocal Analysis.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MS 22</text:p>
          </table:table-cell>
          <table:table-cell office:value-type="string" calcext:value-type="string">
            <text:p>Matti Lassas, University of Helsinki;</text:p>
            <text:p>Jinpeng Lu, University of Helsinki;</text:p>
            <text:p>Teemu Saksala, North Carolina State University</text:p>
          </table:table-cell>
          <table:table-cell office:value-type="string" calcext:value-type="string">
            <text:p>&lt;matti.lassas@helsinki.fi&gt;</text:p>
            <text:p>&lt;jinpeng.lu@helsinki.fi&gt;</text:p>
            <text:p>Teemu Saksala &lt;<text:a xlink:href="mailto:tssaksal@ncsu.edu" xlink:type="simple">tssaksal@ncsu.edu</text:a>&gt;</text:p>
          </table:table-cell>
          <table:table-cell office:value-type="string" calcext:value-type="string">
            <text:p>Inverse problems on Riemannian and Lorentzian manifolds</text:p>
          </table:table-cell>
          <table:table-cell office:value-type="string" calcext:value-type="string">
            <text:p>GEGOME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nther Uhlmann, University of Washington, 22</text:p>
            <text:p>Ru-Yu Lai, University of Minnesota, 22</text:p>
            <text:p>Katya Krupchyk, UCI, 22</text:p>
            <text:p>Antônio Sá Barreto, Purdue University, 22</text:p>
            <text:p>Plamen Stefanov, Purdue University, 22</text:p>
            <text:p>Yang Zhang, UCI, 22</text:p>
            <text:p>Teemu Saksala, North Carolina State University, 22</text:p>
            <text:p>Hanming Zhou, UCSB, 22</text:p>
            <text:p>Gabriel Paternain, University of Washington, 22</text:p>
            <text:p>Pedro Caro, Basque Center for Applied Math, 22</text:p>
            <text:p>Boya Liu, North Dakota State University, 22</text:p>
            <text:p>Lauri Oksanen, University of Helsinki, 22</text:p>
          </table:table-cell>
          <table:table-cell table:style-name="ce23" office:value-type="string" calcext:value-type="string">
            <text:p>This minisymposium focuses on the mathematical theory of indirect measurements</text:p>
            <text:p>arising from the needs of imaging techniques used in geophysics, engineering and</text:p>
            <text:p>medical industry. For instance, in Seismic Exploration one uses the seismic energy</text:p>
            <text:p>to probe beneath the surface of the Earth, usually as an aid in searching for economic</text:p>
            <text:p>deposits of oil, gas, or minerals, also for engineering, archaeological, and scientific</text:p>
            <text:p>studies. Typically, this is done by setting up explosive charges or seismic vibrators</text:p>
            <text:p>in some area of the surface and trying to receive the echoes of the reflections of the</text:p>
            <text:p>seismic waves on some measurement region. While Electrical Impedance Tomogra-</text:p>
            <text:p>phy is a non-invasive type of medical imaging in which the electrical conductivity,</text:p>
            <text:p>permittivity, and impedance of a part of the body is inferred from surface electrode</text:p>
            <text:p>measurements and used to form a tomographic image of that part. Electrical con-</text:p>
            <text:p>ductivity varies considerably among various types of biological tissues due to the</text:p>
            <text:p>movement of fluids and gases within tissues.</text:p>
            <text:p>As many physical quantities are coordinate invariant, it is conventional to model a</text:p>
            <text:p>terrestrial planet or a human body by a Riemannian or Lorentzian manifold with</text:p>
            <text:p>boundary. Hence, the aforementioned imaging models are formulated as inverse</text:p>
            <text:p>boundary value problems for various PDEs with the aim to recover the unknown</text:p>
            <text:p>geometric structure or coefficients of the respective PDEs from their Dirichlet-to-</text:p>
            <text:p>Neumann maps. The presentations will encompass a diverse range of problem-solving</text:p>
            <text:p>techniques, such as microlocal and semiclassical analysis, unique continuation, reduc-</text:p>
            <text:p>tion to geometric problems, Carleman estimates, linearization, and integral geometry.</text:p>
            <text:p>The minisymposium brings together a diverse group of mathematicians at various</text:p>
            <text:p>career stages working on geometric inverse problems, to share their recent achieve-</text:p>
            <text:p>ments and facilitate professional networking.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MS 23</text:p>
          </table:table-cell>
          <table:table-cell office:value-type="string" calcext:value-type="string">
            <text:p>Barbara Kaltenbacher,  University of Klagenfurt, Austria;</text:p>
            <text:p>Vanja Nikolic,  Radboud University, The Netherlands</text:p>
          </table:table-cell>
          <table:table-cell office:value-type="string" calcext:value-type="string">
            <text:p>&lt;Barbara.Kaltenbacher@aau.at&gt;</text:p>
            <text:p>&lt;<text:a xlink:href="mailto:vanja.nikolic@ru.nl" xlink:type="simple">vanja.nikolic@ru.nl</text:a>&gt;</text:p>
          </table:table-cell>
          <table:table-cell office:value-type="string" calcext:value-type="string">
            <text:p>Imaging with Nonlinear Waves</text:p>
          </table:table-cell>
          <table:table-cell office:value-type="string" calcext:value-type="string">
            <text:p>IMAG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bastian Acosta, Baylor College of Medicine, USA, 23</text:p>
            <text:p>Nebojsa Duric, University of Rochester, USA, 23</text:p>
            <text:p>Ali Feizmohammadi, University of Toronto, 23</text:p>
            <text:p>Elliott Macneil, University College London, 23</text:p>
            <text:p>Matti Lassas, University of Helsinki, 23</text:p>
            <text:p>Teresa Rauscher, University of Klagenfurt, 23</text:p>
            <text:p>William Rundell, Texas A&amp;M University, 23</text:p>
            <text:p>Barbara Kaltenbacher, University of Klagenfurt, 23</text:p>
          </table:table-cell>
          <table:table-cell office:value-type="string" calcext:value-type="string">
            <text:p>Nonlinear effects such as the generation of interior sources or of higher</text:p>
            <text:p>harmonics are highly promising for enhancing quantitative imaging with,</text:p>
            <text:p>e.g., ultrasound waves. At the same time they raise challenging mathemati-</text:p>
            <text:p>cal questions on the analysis and numerics of the resulting inverse problems.</text:p>
            <text:p>This minisymposium aims to highlight recent results and interesting direc-</text:p>
            <text:p>tions on this topic.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MS 24</text:p>
          </table:table-cell>
          <table:table-cell office:value-type="string" calcext:value-type="string">
            <text:p>Alexander Denker, University College London;</text:p>
            <text:p>Zeljko Kereta, University College London;</text:p>
            <text:p>Hok Shing Wong, University of Bath</text:p>
          </table:table-cell>
          <table:table-cell office:value-type="string" calcext:value-type="string">
            <text:p>&lt;a.denker@ucl.ac.uk&gt;</text:p>
            <text:p>&lt;z.kereta@ucl.ac.uk&gt;</text:p>
            <text:p>&lt;<text:a xlink:href="mailto:hsw43@bath.ac.uk" xlink:type="simple">hsw43@bath.ac.uk</text:a>&gt;</text:p>
          </table:table-cell>
          <table:table-cell office:value-type="string" calcext:value-type="string">
            <text:p>Learned Optimisation Methods for Inverse Problems in Imaging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in Zach, Biomedical Imaging Group, EPFL, 24</text:p>
            <text:p>Giovanni Alberti, MaLGa, University of Genoa, 24</text:p>
            <text:p>Audrey Repetti, Heriot-Watt University, 24</text:p>
            <text:p>Zakhar Shumaylov, University of Cambridge, 24</text:p>
            <text:p>David Villacís, Loyola University Andalusia, 24</text:p>
            <text:p>Hok Shing Wong, University of Bath, 24</text:p>
            <text:p>Jeremias Sulam, Johns Hopkins University, 24</text:p>
            <text:p>Nick Heilenkötter, University of Bremen, 24</text:p>
          </table:table-cell>
          <table:table-cell office:value-type="string" calcext:value-type="string">
            <text:p>Learning-based approaches have been one of the major drivers of</text:p>
            <text:p>new methodologies for solving inverse problems in recent years. </text:p>
            <text:p>These methods have shown strong empirical success and range from</text:p>
            <text:p>fully learned reconstructions on one end, to methods that enhance</text:p>
            <text:p>classical algorithms with modern regularisation paradigms.</text:p>
            <text:p>This minisymposium focuses on recent advances in this field,</text:p>
            <text:p>including learned regularisation, generative modelling, bilevel</text:p>
            <text:p>optimisation, plug-and-play methods, and other learning frameworks.</text:p>
          </table:table-cell>
          <table:table-cell table:number-columns-repeated="1016"/>
        </table:table-row>
        <table:table-row table:style-name="ro21">
          <table:table-cell office:value-type="string" calcext:value-type="string">
            <text:p>MS 25</text:p>
          </table:table-cell>
          <table:table-cell office:value-type="string" calcext:value-type="string">
            <text:p>Andrea Sebastiani, Univ. of Modena and Reggio Emilia;</text:p>
            <text:p>Giorgia Franchini, Univ. of Modena and Reggio Emilia;</text:p>
            <text:p>Silvia Tozza, University of Bologna</text:p>
          </table:table-cell>
          <table:table-cell office:value-type="string" calcext:value-type="string">
            <text:p>&lt;andrea.sebastiani@unimore.it&gt;</text:p>
            <text:p>&lt;giorgia.franchini@unimore.it&gt;</text:p>
            <text:p>&lt;<text:a xlink:href="mailto:silvia.tozza@unibo.it" xlink:type="simple">silvia.tozza@unibo.it</text:a>&gt;</text:p>
          </table:table-cell>
          <table:table-cell office:value-type="string" calcext:value-type="string">
            <text:p>Recent trends and advances in Imaging: Models, Methods, and Applications</text:p>
          </table:table-cell>
          <table:table-cell office:value-type="string" calcext:value-type="string">
            <text:p>IMAG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ura Antonelli, ICAR-CNR, 25</text:p>
            <text:p>Andrea Aspri, University of Milan, 25</text:p>
            <text:p>Alessandro Benfenati, University of Milan, 25</text:p>
            <text:p>Alessandro Felisi, University of Genoa, 25</text:p>
            <text:p>Giorgia Franchini, University of Modena and Reggio Emilia, 25</text:p>
            <text:p>Leonardo Galli, Ludwig Maximilian University of Munich, 25</text:p>
            <text:p>Elena Loli Piccolomini, University of Bologna, 25</text:p>
            <text:p>Danilo Pezzi, University of Modena and Reggio Emilia, 25</text:p>
            <text:p>Simone Sanna, University of Genoa, 25</text:p>
            <text:p>Matteo Santacesaria, University of Genoa, 25</text:p>
            <text:p>Ilaria Trombini, University of Ferrara, 25</text:p>
            <text:p>Tobias Wolf, University of Klagenfurt, 25</text:p>
          </table:table-cell>
          <table:table-cell office:value-type="string" calcext:value-type="string">
            <text:p>The purpose of the minisymposium is to bring together researchers from</text:p>
            <text:p>different fields who share a common interest in the versatile world of image</text:p>
            <text:p>processing. More specifically, the goal is to integrate techniques from mathe-</text:p>
            <text:p>matical and numerical analysis, machine learning, scientific computing and/or</text:p>
            <text:p>computer science, with potential applications ranging from medical diagnostics</text:p>
            <text:p>to compressed sensing, among others.</text:p>
            <text:p>The minisymposium mainly focuses on the following three aspects, possibly</text:p>
            <text:p>interconnected with each other:</text:p>
            <text:p>• Mathematical models, including variational and PDE-based formulations,</text:p>
            <text:p>  and their applications, mainly in the medical field.</text:p>
            <text:p>• Learning approaches to solve imaging problems, addressing the choice of</text:p>
            <text:p>  the regularizer through data-driven strategies.</text:p>
            <text:p>• Optimization techniques, with particular attention to the stochastic ones.</text:p>
            <text:p/>
            <text:p>Our minisymposium aims to enrich the various research areas involved by pro-</text:p>
            <text:p>viding participants with a valuable opportunity to make interdisciplinary con-</text:p>
            <text:p>nections, fostering dialogue and the exchange of innovative ideas by addressing</text:p>
            <text:p>the latest advances in inverse problems and imaging from theoretical, modeling</text:p>
            <text:p>and computational perspectives.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MS 26</text:p>
          </table:table-cell>
          <table:table-cell office:value-type="string" calcext:value-type="string">
            <text:p>Vinicius Albani, UFSC and UFRJ;</text:p>
            <text:p>Yuri Saporito, EMAp/FGV</text:p>
          </table:table-cell>
          <table:table-cell office:value-type="string" calcext:value-type="string">
            <text:p>&lt;v.albani@ufsc.br&gt;</text:p>
            <text:p>&lt;<text:a xlink:href="mailto:yuri.saporito@fgv.br" xlink:type="simple">yuri.saporito@fgv.br</text:a>&gt;</text:p>
          </table:table-cell>
          <table:table-cell office:value-type="string" calcext:value-type="string">
            <text:p>Direct and Inverse Problems Arising in Quantitative Financ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ri Saporito, EMAp/FGV, Brazil, 26</text:p>
            <text:p>Vinicius Albani, UFSC and UFRJ, Brazil, 26</text:p>
            <text:p>Jorge Zubelli, Khalifa University, UAE, 26</text:p>
            <text:p>Cristiano Arbex, UFMG, Brazil, 26</text:p>
          </table:table-cell>
          <table:table-cell office:value-type="string" calcext:value-type="string">
            <text:p>Quantitative Finance (QF) is a highly interdisciplinary field</text:p>
            <text:p>with great public interest. It involves modeling asset allocation,</text:p>
            <text:p>risk quantification, trading strategies, and related problems.</text:p>
            <text:p>Many of the model estimation problems arising in QF are ill-posed,</text:p>
            <text:p>meaning that regularization theory is crucial to providing stable</text:p>
            <text:p>solutions. This minisymposium will discuss estimation and related</text:p>
            <text:p>topics in QF.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MS 27</text:p>
          </table:table-cell>
          <table:table-cell office:value-type="string" calcext:value-type="string">
            <text:p>Douglas Soares Gonçalves, Univ. Federal de St. Catarina, Brazil;</text:p>
            <text:p>Fermín Bazán, Univ. Federal de St. Catarina, Brazil;</text:p>
          </table:table-cell>
          <table:table-cell office:value-type="string" calcext:value-type="string">
            <text:p>&lt;douglas.goncalves@ufsc.br&gt;</text:p>
            <text:p>&lt;<text:a xlink:href="mailto:fermin.bazan@ufsc.br" xlink:type="simple">fermin.bazan@ufsc.br</text:a>&gt;</text:p>
          </table:table-cell>
          <table:table-cell office:value-type="string" calcext:value-type="string">
            <text:p>Levenberg--Marquardt methods in inverse problems: theory and applications</text:p>
          </table:table-cell>
          <table:table-cell office:value-type="string" calcext:value-type="string">
            <text:p>METHO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ulo Pomponet Oliveira, 27</text:p>
            <text:p>Vanda Maria Luchesi, 27</text:p>
            <text:p>Everton Boos, 27</text:p>
            <text:p>Rafaela Filippozzi, 27</text:p>
            <text:p>Juarez dos Santos Azevedo, 27</text:p>
            <text:p>Alfredo Iusem, 27</text:p>
            <text:p>Stefania Bellavia, 27</text:p>
            <text:p>Douglas Soares Gonçalves, 27</text:p>
          </table:table-cell>
          <table:table-cell office:value-type="string" calcext:value-type="string">
            <text:p>Levenberg-Marquardt (LM) is a widely used method for solving nonlinear</text:p>
            <text:p>equations and nonlinear least-squares. It is also regarded as an iterative</text:p>
            <text:p>regularization method for inverse problems, with each iterate being</text:p>
            <text:p>calculated by solving a Tikhonov problem associated to the linearized</text:p>
            <text:p>equation [KNS08].</text:p>
            <text:p>Its convergence and regularization properties have been investigated</text:p>
            <text:p>under assumptions such as the tangencial cone condition [KNS08], error</text:p>
            <text:p>bounds or calmness [BI13][BGS19]. Its connection to trust-region</text:p>
            <text:p>approaches was recently explored in constructing stable numerical</text:p>
            <text:p>solutions of nonlinear ill-posed systems [BMR16][BR18].</text:p>
            <text:p>More recently, a variant of LM with singular scaling matrices has</text:p>
            <text:p>been proposed in [BGB24] with local and global convergence guarantee</text:p>
            <text:p>and better numerical reconstruction than the classic LM in parameter</text:p>
            <text:p>identification problems in heat transfer models.</text:p>
            <text:p>LM also has been successfully applied in the reconstruction of</text:p>
            <text:p>orthotropic conductivity [BLB20] and thermal conductivity in a face</text:p>
            <text:p>milling operation [BBL23], as well as in computational geophysics</text:p>
            <text:p>problems [H97a], for example, in inversion methods for heterogeneous</text:p>
            <text:p>subsurface in reservoir modeling [FAO24].</text:p>
            <text:p>The aim of this minisymposium is to gather researchers working on</text:p>
            <text:p>both theoretical aspects and applications of the Levenberg-Marquardt</text:p>
            <text:p>method in inverse problems, promoting exchange of experiences and</text:p>
            <text:p>ideas and fostering new collaborations, therefore contributing to</text:p>
            <text:p>advance theory and applications in this area.</text:p>
            <text:p/>
            <text:p>[BI13] R. BEHLING, A. N. IUSEM, The effect of calmness</text:p>
            <text:p>on the solution set of systems of nonlinear equations.</text:p>
            <text:p>Mathematical Programming, v. 137, p. 155-165, 2013.</text:p>
            <text:p>[BGS19] R. Behling, D. S. Goncalves and S.A. Santos,</text:p>
            <text:p>Local convergence analysis of the Levenberg–Marquardt</text:p>
            <text:p>framework for nonzero-residue nonlinear least-squares</text:p>
            <text:p>problems under an error bound. JOTA (2019)183:1099–122</text:p>
            <text:p>[BMR16] S. Bellavia, B. Morini, E. Riccietti, On an</text:p>
            <text:p>adaptive regularization for ill-posed nonlinear systems</text:p>
            <text:p>and its trust-region implementation, Comput Optim Appl</text:p>
            <text:p>(2016) 64:1–30</text:p>
            <text:p>[BR18] S. Bellavia and E. Riccietti, On an elliptical</text:p>
            <text:p>trust-region procedure for ill-posed nonlinear leastsquares</text:p>
            <text:p>problems J. Optim. Theory Appl. (2018) 178:824–59</text:p>
            <text:p>[BLB20] E. Boos, V. M. Luchesi, F.S.V. Bazán, Chebyshev</text:p>
            <text:p>pseudospectral method in the reconstruction of orthotropic</text:p>
            <text:p>conductivity. IPSE, v. 27, p. 1-31, 2020</text:p>
            <text:p>[BBL23] E. Boos, F.S.V. Bazán, V. M. Luchesi, Thermal</text:p>
            <text:p>conductivity reconstruction method with application in</text:p>
            <text:p>a face milling operation. INTERNATIONAL JOURNAL OF</text:p>
            <text:p>NUMERICAL METHODS FOR HEAT &amp; FLUID FLOW, v. 33,</text:p>
            <text:p>p. 3025-3055, 2023</text:p>
            <text:p>[BGB24] E. Boos, D. S. Goncalves, F.S.V. Bazan,</text:p>
            <text:p>Levenberg-marquardt method with singular scaling and</text:p>
            <text:p>applications, Applied Mathematics and Computation,</text:p>
            <text:p>(2024) 474:128688</text:p>
            <text:p>[FAO24] J. A. Fernandes, J. S. Azevedo, S. P. Oliveira,</text:p>
            <text:p>A combined Markov Chain Monte Carlo and Levenberg-Marquardt</text:p>
            <text:p>inversion method for heterogeneous subsurface reservoir</text:p>
            <text:p>modeling. Discover Applied Sciences, v. 6, p. 514, 2024</text:p>
            <text:p>[H97a] M. Hanke, A regularization Levenberg-Marquardt</text:p>
            <text:p>scheme, with applications to inverse groundwater</text:p>
            <text:p>filtration problems, Inverse Problems 13 (1997), pp. 79–95</text:p>
            <text:p>[KNS08] B. Kaltenbacher, A. Neubauer, and O. Scherzer.</text:p>
            <text:p>Iterative Regularization Methods for Nonlinear Ill-Posed</text:p>
            <text:p>Problems, volume 6 of Radon Series on Computational and</text:p>
            <text:p>Applied Mathematics. Walter de Gruyter, 2008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MS 28</text:p>
          </table:table-cell>
          <table:table-cell office:value-type="string" calcext:value-type="string">
            <text:p>Alexandre Kawano, USP, Brazil;</text:p>
            <text:p>Antonino Morassi, University of Udine, Italy</text:p>
          </table:table-cell>
          <table:table-cell office:value-type="string" calcext:value-type="string">
            <text:p>&lt;akawano@usp.br&gt;</text:p>
            <text:p>&lt;<text:a xlink:href="mailto:antonino.morassi@uniud.it" xlink:type="simple">antonino.morassi@uniud.it</text:a>&gt;</text:p>
          </table:table-cell>
          <table:table-cell office:value-type="string" calcext:value-type="string">
            <text:p>Inverse Problems in Nano-Structures: Advances in Characterization, Modeling, and Applications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 Sincich, Università di Trieste, 28</text:p>
            <text:p>Sergio Vessella, Università di Firenze, 28</text:p>
            <text:p>Antonino Morassi, Università di Udine, 28</text:p>
            <text:p>Alexandre Kawano, Universidade de Sao Paulo, 28</text:p>
          </table:table-cell>
          <table:table-cell office:value-type="string" calcext:value-type="string">
            <text:p>The field of inverse problems in nano-plates, nano-beams, and nano-structures</text:p>
            <text:p>represents an interdisciplinary frontier that combines nanotechnology, solid</text:p>
            <text:p>mechanics, materials science, and advanced computational methods. This</text:p>
            <text:p>mini-symposium aims to bring together experts to discuss the theoretical,</text:p>
            <text:p>numerical, and experimental challenges associated with the characterization</text:p>
            <text:p>and inverse modeling of nanoscale systems. The inverse problems seek to infer</text:p>
            <text:p>intrinsic properties, defects, or boundary conditions from observed data,</text:p>
            <text:p>such as resonance frequencies, displacement fields or deformations.</text:p>
            <text:p/>
            <text:p>In nano-plates, the emphasis lies on determining mechanical properties and</text:p>
            <text:p>residual stresses from dynamic or static responses, with applications in</text:p>
            <text:p>flexible electronics and functional coatings. For nano-beams, the focus is</text:p>
            <text:p>on identifying micro-defects or structural irregularities using vibration</text:p>
            <text:p>techniques or high-resolution microscopy, which are critical for developing</text:p>
            <text:p>reliable nano-electromechanical systems. Meanwhile, in nano-structures,</text:p>
            <text:p>inverse problems involve material distributions from experimental data.</text:p>
            <text:p/>
            <text:p>The challenges include the non-uniqueness of solutions and sensitivity to</text:p>
            <text:p>experimental errors Advanced computational methods are essential tools for</text:p>
            <text:p>addressing these complexities. This symposium will provide a forum to</text:p>
            <text:p>discuss recent advances, foster interdisciplinary collaborations.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MS 29</text:p>
          </table:table-cell>
          <table:table-cell office:value-type="string" calcext:value-type="string">
            <text:p>Soumen Senapati, Karlsruhe Institute of Technology, Germany;</text:p>
            <text:p>Arpan Mukherjee, Shenzhen MSU-BIT University, China;</text:p>
            <text:p>Manmohan Vashisth, Indian Institute of Technology, Ropar, India</text:p>
          </table:table-cell>
          <table:table-cell office:value-type="string" calcext:value-type="string">
            <text:p>&lt;soumen.senapati@kit.edu&gt;</text:p>
            <text:p>&lt;arpan.mukherjee@oeaw.ac.at&gt;</text:p>
            <text:p>&lt;<text:a xlink:href="mailto:manmohanvashisth@iitrpr.ac.in" xlink:type="simple">manmohanvashisth@iitrpr.ac.in</text:a>&gt;</text:p>
          </table:table-cell>
          <table:table-cell office:value-type="string" calcext:value-type="string">
            <text:p>Inverse Problems for Evolution Equations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tissem Ben Aïcha, University of Carthage, Tunisia, 29</text:p>
            <text:p>Venkateswaran Krishnan, TIFR-CAM, Bangalore, India, 29</text:p>
            <text:p>Mandeep Kumar, IIT Ropar, India, 29</text:p>
            <text:p>Praveen Kumar, IIT Ropar, India, 29</text:p>
            <text:p>Yi-Hsuan Lin, National Yang Ming Chiao Tung University, Taiwan, 29</text:p>
            <text:p>Arpan Mukherjee, Shenzhen MSU-BIT University, China, 29</text:p>
            <text:p>Suman Kumar Sahoo, IIT Bombay, India, 29</text:p>
            <text:p>Hiroshi Takase, Kyushu University, Japan, 29</text:p>
          </table:table-cell>
          <table:table-cell office:value-type="string" calcext:value-type="string">
            <text:p>For last several decades, the study of inverse problems has firmly established itself as</text:p>
            <text:p>one of the most vibrant and promising research directions in science and engineering. This</text:p>
            <text:p>growth is primarily driven by the extensive applications of such theory to a wide range of</text:p>
            <text:p>problems arising in geophysics, medical imaging, remote sensing, material sciences and many</text:p>
            <text:p>more. In broad terms, these problems deal with identifying and recovering some unknown aspect</text:p>
            <text:p>of a system from a set of remote, incomplete, or noisy measurements. In consideration of the</text:p>
            <text:p>mathematical and computational attributes, these problems are particularly challenging, as</text:p>
            <text:p>they are ill-posed and sensitive to errors in the measurements.</text:p>
            <text:p>This minisymposium aims to explore recent advancements in inverse problems associated with</text:p>
            <text:p>various evolution equations. Specially, the unknowns to these problems are some intrinsic</text:p>
            <text:p>properties of a medium, often modeled by some coefficients, or the source term to the evolution</text:p>
            <text:p>equation. The available data typically consists of remote observations of the medium response</text:p>
            <text:p>when it is subjected to internal, or boundary excitations. In such scenarios, the time evolution</text:p>
            <text:p>of the medium is encoded within the measured data, influenced by the presence of initial or</text:p>
            <text:p>boundary sources. Needless to say, the situation and thereafter the mathematical treatment to</text:p>
            <text:p>such problems depend heavily on the model chosen to describe the corresponding experiment.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MS 30</text:p>
          </table:table-cell>
          <table:table-cell office:value-type="string" calcext:value-type="string">
            <text:p>Edoardo Calvello, Caltech;</text:p>
            <text:p>Ricardo Baptista, Caltech;</text:p>
            <text:p>Nikola Kovachki, NVIDIA</text:p>
          </table:table-cell>
          <table:table-cell office:value-type="string" calcext:value-type="string">
            <text:p>&lt;e.calvello@caltech.edu&gt;</text:p>
            <text:p>&lt;rsb@caltech.edu&gt;</text:p>
            <text:p>&lt;<text:a xlink:href="mailto:nkovachki@nvidia.com" xlink:type="simple">nkovachki@nvidia.com</text:a>&gt;</text:p>
          </table:table-cell>
          <table:table-cell office:value-type="string" calcext:value-type="string">
            <text:p>Probabilistic Learning Methods for Inverse Problems</text:p>
          </table:table-cell>
          <table:table-cell office:value-type="string" calcext:value-type="string">
            <text:p>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iatar Bach, University of Reading, 30</text:p>
            <text:p>Ricardo Baptista, Caltech, 30</text:p>
            <text:p>Nicholas Boffi, Carnegie Mellon University, 30</text:p>
            <text:p>Aras Bacho, Caltech, 30</text:p>
            <text:p>Oliver Dunbar, Caltech, 30</text:p>
            <text:p>Bamdad Hosseini, University of Washington, 30</text:p>
            <text:p>Matthieu Darcy, Caltech, 30</text:p>
            <text:p>Nikola Kovachki, NVIDIA, 30</text:p>
          </table:table-cell>
          <table:table-cell office:value-type="string" calcext:value-type="string">
            <text:p>Inverse problems lie at the heart of the computational sciences</text:p>
            <text:p>and engineering and significant challenges arise in their numerical</text:p>
            <text:p>solution; for example, the forward model may be ill-conditioned,</text:p>
            <text:p>nonlinear or may lead to ill-posedness, the observations may be</text:p>
            <text:p>corrupted by large noise levels or high-dimensionality may present</text:p>
            <text:p>computational limitations. Machine learning has offered a new avenue</text:p>
            <text:p>for overcoming longstanding challenges and has recently been</text:p>
            <text:p>deployed to a variety of application domains, including the</text:p>
            <text:p>geophysical sciences. In particular, probabilistic learning</text:p>
            <text:p>methods offer an attractive methodology for dealing with noisy,</text:p>
            <text:p>high-dimensional inverse problems. In this mini-symposium we</text:p>
            <text:p>feature work addressing theoretical and methodological challenges</text:p>
            <text:p>in applying probabilistic machine learning to inverse problems.</text:p>
            <text:p>Topics will include measure transport approaches, diffusion models</text:p>
            <text:p>for Bayesian inversion, operator learning for PDE inverse problems.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MS 31</text:p>
          </table:table-cell>
          <table:table-cell office:value-type="string" calcext:value-type="string">
            <text:p>Moskow,Shari, Drexel University;</text:p>
            <text:p>Fioralba Cakoni, Rutgers University</text:p>
          </table:table-cell>
          <table:table-cell office:value-type="string" calcext:value-type="string">
            <text:p>&lt;slm84@drexel.edu&gt;</text:p>
            <text:p>&lt;<text:a xlink:href="mailto:fc292@math.rutgers.edu" xlink:type="simple">fc292@math.rutgers.edu</text:a>&gt;</text:p>
          </table:table-cell>
          <table:table-cell office:value-type="string" calcext:value-type="string">
            <text:p>Inverse problems for multiscale heterogeneous media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na Beretta,  NYU Abu Dhabi, 31</text:p>
            <text:p>Eric Bonnetier, Université Grenoble, 31</text:p>
            <text:p>Romina Gaburro, University of Limerick, 31</text:p>
            <text:p>Bojan Guzina, University of Minnesota, 31</text:p>
            <text:p>Martin Halla, Karlsruhe Institute of Technology / RICAM, 31</text:p>
            <text:p>Isaac Harris, Purdue University, 31</text:p>
            <text:p>Narek Hovsepyan, Rutgers University, 31</text:p>
            <text:p>Manabu Machida, Kindai University, 31</text:p>
            <text:p>Jingni Xiao, Drexel University, 31</text:p>
          </table:table-cell>
          <table:table-cell office:value-type="string" calcext:value-type="string">
            <text:p>It is well known that microstructured inhomogeneous media exhibit</text:p>
            <text:p>special properties of localization and concentration of light, and</text:p>
            <text:p>there is a lot of interest in applications, now that current</text:p>
            <text:p>fabrication techniques are capable of assembling matter at</text:p>
            <text:p>sub-wavelength scales. This mini symposium gathers an international</text:p>
            <text:p>group of researchers studying the forward and inverse modeling of</text:p>
            <text:p>these properties, which raises many questions in the field of PDEs</text:p>
            <text:p>and inverse problems. The mathematical techniques include PDEs and</text:p>
            <text:p>integral equations, homogenization, scattering theory and micro-local</text:p>
            <text:p>analysis, and this mini symposium will bring together researchers</text:p>
            <text:p>with different perspectives.</text:p>
          </table:table-cell>
          <table:table-cell table:number-columns-repeated="1016"/>
        </table:table-row>
        <table:table-row table:style-name="ro27">
          <table:table-cell office:value-type="string" calcext:value-type="string">
            <text:p>MS 32</text:p>
          </table:table-cell>
          <table:table-cell office:value-type="string" calcext:value-type="string">
            <text:p>Joel Conceição Rabelo, Federal Univ. of Piaui, Brazil;</text:p>
            <text:p>Antonio Leitão, Federal Univ. of St.Catarina, Brazil</text:p>
          </table:table-cell>
          <table:table-cell office:value-type="string" calcext:value-type="string">
            <text:p>&lt;joelrabelo@ufpi.edu.br&gt;</text:p>
            <text:p>&lt;<text:a xlink:href="mailto:acgleitao@gmail.com" xlink:type="simple">acgleitao@gmail.com</text:a>&gt;</text:p>
          </table:table-cell>
          <table:table-cell office:value-type="string" calcext:value-type="string">
            <text:p>On novel solution methods for inverse problems</text:p>
          </table:table-cell>
          <table:table-cell office:value-type="string" calcext:value-type="string">
            <text:p>METHO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o De Cezaro, Federal Univ. of Rio Grande, Brazil, 32</text:p>
            <text:p>Andrej Brojatsch, Frankfurt University, Germany, 32</text:p>
            <text:p>Douglas Soares Gonçalves, Federal Univ. of St. Catarina, Brazil, 32</text:p>
            <text:p>Eduardo Miqueles, Brazilian Synchrotron Light Laboratory, Brazil, 32</text:p>
            <text:p>Fábio Junior Margotti, Federal Univ. of St. Catarina, Brazil, 32</text:p>
            <text:p>Joel Conceição Rabelo, Federal Univ. of Piaui, Brazil, 32</text:p>
            <text:p>Johannes Wagner, Frankfurt University, Germany, 32</text:p>
            <text:p>Wagner Barbosa Muniz, Federal Univ. of St. Catarina, Brazil, 32</text:p>
          </table:table-cell>
          <table:table-cell office:value-type="string" calcext:value-type="string">
            <text:p>The development of efficient methods for obtaining stable approximate solutions to</text:p>
            <text:p>ill-posed problems remains a fundamental challenge in applied mathematics. Over</text:p>
            <text:p>recent years, significant efforts have been devoted to designing novel numerical</text:p>
            <text:p>techniques to address these problems, leading to new theoretical insights and</text:p>
            <text:p>practical applications. This session aims to bring together researchers working on</text:p>
            <text:p>innovative approaches to inverse and ill-posed problems, fostering discussions on</text:p>
            <text:p>emerging methodologies and their impact across various scientific and engineering</text:p>
            <text:p>fields.</text:p>
            <text:p/>
            <text:p>This minisymposium will focus on recent advances in solution methods for inverse</text:p>
            <text:p>problems, emphasizing novel algorithmic frameworks such as stochastic-type,</text:p>
            <text:p>Kaczmarz-type, inertial-type, Newton-type, Levelset and gradient-type methods.</text:p>
            <text:p>These approaches have been actively investigated in the inverse problems community</text:p>
            <text:p>due to their ability to enhance computational efficiency, robustness, and convergence</text:p>
            <text:p>properties. The session will provide a platform for experts to present new theoretical</text:p>
            <text:p>developments, numerical implementations, and real-world applications that benefit from</text:p>
            <text:p>these advanced techniques.</text:p>
            <text:p/>
            <text:p>The motivation behind the development of these innovative methods lies in the</text:p>
            <text:p>increasing complexity of modern applications requiring stable and accurate solutions</text:p>
            <text:p>to inverse problems. Fields such as multiphysics tomography (EIT, PET, MRI), image</text:p>
            <text:p>analysis (signal processing, barcode/QR code identification), and artificial</text:p>
            <text:p>intelligence (neural network training, learned regularization) present unique</text:p>
            <text:p>challenges that demand tailored computational strategies. This session will explore</text:p>
            <text:p>how cutting-edge methodologies can improve solution accuracy, stability, and</text:p>
            <text:p>computational efficiency, ultimately advancing the field of inverse problems and</text:p>
            <text:p>its diverse applications.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MS 33</text:p>
          </table:table-cell>
          <table:table-cell office:value-type="string" calcext:value-type="string">
            <text:p>Andrea Aspri, Universit`a degli Studi di Milano Statale, Italy;</text:p>
            <text:p>Eva Sincich, Universit`a degli Studi di Trieste, Italy</text:p>
          </table:table-cell>
          <table:table-cell office:value-type="string" calcext:value-type="string">
            <text:p>&lt;andrea.aspri@unimi.it&gt;</text:p>
            <text:p>&lt;<text:a xlink:href="mailto:esincich@units.it" xlink:type="simple">esincich@units.it</text:a>&gt;</text:p>
          </table:table-cell>
          <table:table-cell office:value-type="string" calcext:value-type="string">
            <text:p>Analysis of Inverse Problems for Partial Differential Equations</text:p>
          </table:table-cell>
          <table:table-cell office:value-type="string" calcext:value-type="string">
            <text:p>P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sa Francini, Universit`a degli Studi di Firenze, Italy, 33</text:p>
            <text:p>Romina Gaburro, Univ. of Limerick Health Research Institute, Ireland, 33</text:p>
            <text:p>Shari Moskow,Drexel University, Philadelphia, USA, 33</text:p>
            <text:p>Luca Rondi, Università degli Studi di Pavia, Italy, 33</text:p>
          </table:table-cell>
          <table:table-cell office:value-type="string" calcext:value-type="string">
            <text:p>The focus of this minisymposium is on inverse problems in the</text:p>
            <text:p>context of partial differential equations (PDEs). Depending on</text:p>
            <text:p>the specific domain of application, different classes of PDEs</text:p>
            <text:p>serve as the foundation for inverse problem modeling. In</text:p>
            <text:p>electromagnetism, inverse problems are formulated using Maxwell’s</text:p>
            <text:p>equations or their approximations, such as the Helmholtz,</text:p>
            <text:p>conductivity, or transport equations, which are crucial in</text:p>
            <text:p>applications like medical imaging (e.g., electrical impedance</text:p>
            <text:p>tomography), remote sensing, and nondestructive material testing.</text:p>
            <text:p>In acoustics, the wave equation plays a fundamental role in</text:p>
            <text:p>inverse scattering problems and seismic imaging. More recently,</text:p>
            <text:p>wave-based inverse problems have also gained relevance in deep</text:p>
            <text:p>learning theory. In elasticity, the Lam´e system is used to infer</text:p>
            <text:p>material properties or detect internal defects in structural</text:p>
            <text:p>components. In thermodynamics, the heat equation governs inverse</text:p>
            <text:p>problems related to thermal conductivity and heat source</text:p>
            <text:p>identification. In fluid mechanics, inverse problems formulated</text:p>
            <text:p>with the Navier-Stokes equations are key to understanding</text:p>
            <text:p>turbulence modeling and flow reconstruction. In general relativity,</text:p>
            <text:p>inverse problems related to Einstein’s equations contribute to</text:p>
            <text:p>the study of black hole properties and gravitational wave</text:p>
            <text:p>detection. This minisymposium aims to bring together researchers</text:p>
            <text:p>working on analytical, computational, and applied aspects of</text:p>
            <text:p>inverse problems for PDEs, fostering discussions on recent</text:p>
            <text:p>advances, open challenges in inverse problems for nonlinear</text:p>
            <text:p>partial differential equations and anisotropic media, and</text:p>
            <text:p>innovative methodologies in the field.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MS 34</text:p>
          </table:table-cell>
          <table:table-cell office:value-type="string" calcext:value-type="string">
            <text:p>Jürgen Frikel;</text:p>
            <text:p>Markus Haltmeier</text:p>
          </table:table-cell>
          <table:table-cell office:value-type="string" calcext:value-type="string">
            <text:p>&lt;juergen.frikel@oth-regensburg.de&gt;</text:p>
            <text:p>&lt;<text:a xlink:href="mailto:Markus.Haltmeier@uibk.ac.at" xlink:type="simple">Markus.Haltmeier@uibk.ac.at</text:a>&gt;</text:p>
          </table:table-cell>
          <table:table-cell office:value-type="string" calcext:value-type="string">
            <text:p>Self-Supervised Techniques in Image Reconstruction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yao Zhang, ShanghaiTech University, China, 34</text:p>
            <text:p>Jiayang Shi, Leiden University, Netherlands, 34</text:p>
            <text:p>Benjamin Walder, University of Innsbruck, Austria, 34</text:p>
            <text:p>Andrea Sebastiani, UniMoRe, Italy, 34</text:p>
          </table:table-cell>
          <table:table-cell office:value-type="string" calcext:value-type="string">
            <text:p>Learning-based reconstruction methods have achieved state-of-the-art</text:p>
            <text:p>performance in a wide range of inverse imaging problems. However,</text:p>
            <text:p>these approaches typically rely on supervised training with pairs</text:p>
            <text:p>of high-quality ground-truth images xt and corresponding noisy</text:p>
            <text:p>measurements yt . Acquiring such ground-truth data is often</text:p>
            <text:p>expensive or even infeasible, limiting the applicability of</text:p>
            <text:p>supervised techniques.</text:p>
            <text:p>To overcome this challenge, self-supervised learning has emerged</text:p>
            <text:p>as a powerful alternative, enabling training solely from noisy</text:p>
            <text:p>and potentially incomplete measurements yt . Unlike supervised</text:p>
            <text:p>learning, self-supervised approaches leverage inherent structures</text:p>
            <text:p>and relationships within the data itself, eliminating the need</text:p>
            <text:p>for explicit ground-truth annotations. This minisymposium will</text:p>
            <text:p>showcase recent advances in self-supervised learning for inverse</text:p>
            <text:p>problems in imaging. It aims to bring together researchers</text:p>
            <text:p>interested in this rapidly evolving field, fostering discussions,</text:p>
            <text:p>knowledge exchange, and potential collaborations.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MS 35</text:p>
          </table:table-cell>
          <table:table-cell office:value-type="string" calcext:value-type="string">
            <text:p>Paolo Massa, Univ. of Applied Sciences and Arts Northwest Switzerland;</text:p>
            <text:p>Anna Maria Massone, Università di Genova</text:p>
          </table:table-cell>
          <table:table-cell office:value-type="string" calcext:value-type="string">
            <text:p>&lt;paolo.massa@fhnw.ch&gt;</text:p>
            <text:p>&lt;<text:a xlink:href="mailto:Anna.Maria.Massone@unige.it" xlink:type="simple">Anna.Maria.Massone@unige.it</text:a>&gt;</text:p>
          </table:table-cell>
          <table:table-cell office:value-type="string" calcext:value-type="string">
            <text:p>Inverse Problems and Mathematical Models for the Analysis of Astrophysical data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m Thi Ngoc Nguyen, Max Planck Institute for Solar System Research, Germany, 35</text:p>
            <text:p>Hendrik Müller, National Radio Astronomy Observatory, Socorro (New Mexico), USA, 35</text:p>
            <text:p>Emma Perracchione, Politecnico di Torino, Italy, 35</text:p>
            <text:p>Anna Volpara, Università di Genova, Italy, 35</text:p>
            <text:p>Barbara Palumbo, Università di Genova, Italy, 35</text:p>
            <text:p>Francesco Pio Ramunno, Univ. of Appl. Sci. and Arts Northwest Switzerland, Switzerland, 35</text:p>
            <text:p>Anna Maria Massone, Università di Genova, Italy, 35</text:p>
          </table:table-cell>
          <table:table-cell office:value-type="string" calcext:value-type="string">
            <text:p>Astrophysics data are collected using ground- and space-based instrumentation and</text:p>
            <text:p>often require the implementation of sophisticated computational techniques for</text:p>
            <text:p>their scientific analysis. For instance, image reconstruction methods are developed</text:p>
            <text:p>to solve indirect imaging problems, as in the case of radio interferometry and</text:p>
            <text:p>solar X-ray imaging, where data can be interpreted as a sparse sampling of the</text:p>
            <text:p>Fourier transform of the incoming signal. Also, machine and deep learning models</text:p>
            <text:p>are implemented and trained to predict the impact of solar activity on Earth</text:p>
            <text:p>using large datasets from long-standing missions.</text:p>
            <text:p/>
            <text:p>This symposium gathers computational scientists, solar and astrophysicists,</text:p>
            <text:p>and space weather experts to describe the crucial role of inverse problems</text:p>
            <text:p>and regularization techniques in both the extraction of physical information</text:p>
            <text:p>from astrophysical data, and the exploitation of physical models for increasing</text:p>
            <text:p>the prediction effectiveness of data-driven AI-inspired computational tools.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MS 36</text:p>
          </table:table-cell>
          <table:table-cell office:value-type="string" calcext:value-type="string">
            <text:p>Aster Santana, Mip Wise, Brazil;</text:p>
            <text:p>Fábio Ramos, Federal University of Rio de Janeiro, Brazil</text:p>
          </table:table-cell>
          <table:table-cell office:value-type="string" calcext:value-type="string">
            <text:p>&lt;<text:a xlink:href="mailto:aster.santana@mipwise.com" xlink:type="simple">aster.santana@mipwise.com</text:a>&gt;</text:p>
          </table:table-cell>
          <table:table-cell office:value-type="string" calcext:value-type="string">
            <text:p>Inverse Problems in Healthcare, Energy, and Industrial Applications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idreza Anbarlooei, Federal University of Rio de Janeiro, Brazil, 36</text:p>
            <text:p>Paulo Couto, Federal University of Rio de Janeiro, Brazil, 36</text:p>
            <text:p>Gabriel Sanfins, Federal University of Rio de Janeiro, Brazil, 36</text:p>
            <text:p>Fábio Ramos, Federal University of Rio de Janeiro, Brazil, 36</text:p>
            <text:p>Edson Junior, Federal University of Santa Catarina, Brazil, 36</text:p>
            <text:p>Aster Santana, Mip Wise, Brazil, 36</text:p>
          </table:table-cell>
          <table:table-cell office:value-type="string" calcext:value-type="string">
            <text:p>Inverse problems play a crucial role in solving real-world challenges</text:p>
            <text:p>across healthcare, energy, and industry. This mini-symposium showcases</text:p>
            <text:p>practical applications where advanced computational methods extract</text:p>
            <text:p>valuable insights from limited or indirect data.</text:p>
            <text:p/>
            <text:p>We explore a Bayesian approach for identifying microbial strains in</text:p>
            <text:p>mixed DNA samples, supporting disease monitoring and outbreak detection.</text:p>
            <text:p>In the energy sector, we present solutions for hydrocarbon mixture</text:p>
            <text:p>calibration and reservoir characterization, improving decision-making</text:p>
            <text:p>in oil and gas exploration. We also introduce deep generative models</text:p>
            <text:p>for reconstructing 3D porous media, enhancing subsurface imaging for</text:p>
            <text:p>energy storage and resource extraction. Finally, we demonstrate how</text:p>
            <text:p>machine learning uncovers fundamental physical laws in fluid mechanics,</text:p>
            <text:p>aiding in the design of more efficient industrial processes.</text:p>
            <text:p/>
            <text:p>These talks highlight how inverse problem methodologies drive innovation</text:p>
            <text:p>in diverse fields, transforming data into actionable knowledge.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MS 37</text:p>
          </table:table-cell>
          <table:table-cell office:value-type="string" calcext:value-type="string">
            <text:p>Claudio Estatico, University of Genoa, Italy</text:p>
          </table:table-cell>
          <table:table-cell office:value-type="string" calcext:value-type="string">
            <text:p><text:span text:style-name="T4">&lt;</text:span><text:span text:style-name="T4"><text:a xlink:href="mailto:Claudio.Estatico@unige.it" xlink:type="simple">Claudio.Estatico@unige.it</text:a></text:span><text:span text:style-name="T4">&gt;</text:span></text:p>
          </table:table-cell>
          <table:table-cell office:value-type="string" calcext:value-type="string">
            <text:p>Inverse Problems and Machine Learning for Digital Health and Proximity Care</text:p>
          </table:table-cell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ia Berra, IRCCS Ospedale Policlinico San Martino, Italy, 37</text:p>
            <text:p>Salvatore Cuomo, University of Naples Federico II, Italy, 37</text:p>
            <text:p>Claudio Estatico, University of Genoa, Italy, 37</text:p>
            <text:p>Serena Morigi, University of Bologna, Italy, 37</text:p>
          </table:table-cell>
          <table:table-cell office:value-type="string" calcext:value-type="string">
            <text:p>The impressive development of digital medicine implies a new scenario</text:p>
            <text:p>in which personalized care replaces that of the average patient, digital</text:p>
            <text:p>avatars allow for predicting the effectiveness of therapy, robots</text:p>
            <text:p>support rehabilitation, and systematic hospitalization is replaced</text:p>
            <text:p>by effective proximity care. This symposium aims to outline the role</text:p>
            <text:p>of inverse problems and machine learning in turning this scenario into</text:p>
            <text:p>reality, explaining both the formal properties of mathematical models</text:p>
            <text:p>that describe some crucial aspects of systems medicine, and the</text:p>
            <text:p>applications of data-driven regularization algorithms to estimate</text:p>
            <text:p>the hospitalization risk.</text:p>
          </table:table-cell>
          <table:table-cell table:number-columns-repeated="1016"/>
        </table:table-row>
        <table:table-row table:style-name="ro31">
          <table:table-cell office:value-type="string" calcext:value-type="string">
            <text:p>MS 38</text:p>
          </table:table-cell>
          <table:table-cell office:value-type="string" calcext:value-type="string">
            <text:p>Christian Aarset, University of Göttingen, Germany;</text:p>
            <text:p>Barbara Kaltenbacher, University of Klagenfurt, Austria;</text:p>
            <text:p><text:span text:style-name="T4">Tram Thi Ngoc </text:span>Nguyen, Max Planck Institute for Solar System Research, Germany</text:p>
          </table:table-cell>
          <table:table-cell office:value-type="string" calcext:value-type="string">
            <text:p>&lt;c.aarset@math.uni-goettingen.de&gt;</text:p>
            <text:p>&lt;Barbara.Kaltenbacher@aau.at&gt;</text:p>
            <text:p>&lt;<text:a xlink:href="mailto:nguyen@mps.mpg.de" xlink:type="simple">nguyen@mps.mpg.de</text:a>&gt;</text:p>
          </table:table-cell>
          <table:table-cell office:value-type="string" calcext:value-type="string">
            <text:p>Optimal experimental design for inverse problems and related topics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 Bui-Thanh, University of Texas, USA, 38</text:p>
            <text:p>Barbara Kaltenbacher, University of Klagenfurt, Austria, 38</text:p>
            <text:p>Fabian Schneider, Lappeenranta-Lahti University of Technology, Finland, 38</text:p>
            <text:p>Kathrin Hellmuth, University of Würzburg, Germany, 38</text:p>
            <text:p>Ruanui Nicholson, University of Auckland, New Zealand, 38</text:p>
            <text:p>Tram Thi Ngoc Nguyen, Max Planck Institute for Solar System Research, Germany, 38</text:p>
            <text:p>Christian Aarset, University of Göttingen, Germany, 38</text:p>
          </table:table-cell>
          <table:table-cell office:value-type="string" calcext:value-type="string">
            <text:p>Optimal experimental design (OED) can be described as the mathematical</text:p>
            <text:p>subject of identifying ideal user-defined experimental parameters in</text:p>
            <text:p>inverse problems, optimising over e.g. sensor placements, imaging angles,</text:p>
            <text:p>medium density and so on. As such, this is a broad topic, spanning various</text:p>
            <text:p>disciplines including inverse problems, stochastics, optimisation, partial</text:p>
            <text:p>differential equations, large-scale computation and more. In this</text:p>
            <text:p>minisymposium, we aim to gather international experts on this and related</text:p>
            <text:p>topics, with the goal of fostering discussion on mathematical and</text:p>
            <text:p>computational aspects of OED, and on how OED can be applied to improve</text:p>
            <text:p>real-world experimentation, particularly in physical systems driven by</text:p>
            <text:p>partial differential equations, such as aeroacoustics, seismology,</text:p>
            <text:p>thermodynamics and more.</text:p>
          </table:table-cell>
          <table:table-cell table:number-columns-repeated="1016"/>
        </table:table-row>
        <table:table-row table:style-name="ro23">
          <table:table-cell table:number-columns-repeated="6"/>
          <table:table-cell table:style-name="ce38"/>
          <table:table-cell table:number-columns-repeated="1017"/>
        </table:table-row>
        <table:table-row table:style-name="ro32">
          <table:table-cell table:number-columns-repeated="4"/>
          <table:table-cell office:value-type="string" calcext:value-type="string">
            <text:p>TOTAL:</text:p>
          </table:table-cell>
          <table:table-cell table:formula="of:=SUM([.F2:.F40])" office:value-type="float" office:value="76" calcext:value-type="float">
            <text:p>76</text:p>
          </table:table-cell>
          <table:table-cell table:number-columns-repeated="1018"/>
        </table:table-row>
        <table:table-row table:style-name="ro32" table:number-rows-repeated="1048534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title/>
    <dc:description/>
    <dc:subject/>
    <meta:initial-creator/>
    <meta:creation-date>2024-12-13T09:24:17Z</meta:creation-date>
    <dc:date>2025-03-24T16:34:38.557015000</dc:date>
    <meta:editing-cycles>147</meta:editing-cycles>
    <meta:editing-duration>PT20H33S</meta:editing-duration>
    <meta:document-statistic meta:table-count="1" meta:cell-count="310" meta:object-count="0"/>
  </office:meta>
</office:document-meta>
</file>